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3771" officeooo:paragraph-rsid="00173771"/>
    </style:style>
    <style:style style:name="P2" style:family="paragraph" style:parent-style-name="Standard">
      <style:text-properties fo:font-size="11pt" fo:font-weight="bold" officeooo:paragraph-rsid="00173771" style:font-size-asian="11pt" style:font-weight-asian="bold"/>
    </style:style>
    <style:style style:name="P3" style:family="paragraph" style:parent-style-name="Standard">
      <style:text-properties fo:font-size="11pt" officeooo:paragraph-rsid="00173771" style:font-size-asian="11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3771" officeooo:paragraph-rsid="0017377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5550" officeooo:paragraph-rsid="00173771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85550" officeooo:paragraph-rsid="0018555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168e" officeooo:paragraph-rsid="001a168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a168e" officeooo:paragraph-rsid="001a168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a29d" officeooo:paragraph-rsid="001ca29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a29d" officeooo:paragraph-rsid="001da20e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1ca29d" officeooo:paragraph-rsid="001da20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1b1b7" officeooo:paragraph-rsid="0021b1b7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a69e8" officeooo:paragraph-rsid="002c0093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da20e" officeooo:paragraph-rsid="001da20e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da20e" officeooo:paragraph-rsid="001da20e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247465" officeooo:paragraph-rsid="00247465" style:font-size-asian="10.5pt" style:font-size-complex="12pt"/>
    </style:style>
    <style:style style:name="P17" style:family="paragraph" style:parent-style-name="Standard">
      <style:text-properties officeooo:rsid="002e4836" officeooo:paragraph-rsid="002e4836"/>
    </style:style>
    <style:style style:name="P18" style:family="paragraph" style:parent-style-name="Standard">
      <style:paragraph-properties fo:text-align="center" style:justify-single-word="false"/>
      <style:text-properties fo:font-size="20pt" officeooo:rsid="00173771" officeooo:paragraph-rsid="00173771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20pt" officeooo:rsid="00173771" officeooo:paragraph-rsid="00173771" style:font-size-asian="20pt" style:font-size-complex="20pt"/>
    </style:style>
    <style:style style:name="P20" style:family="paragraph" style:parent-style-name="Standard">
      <style:paragraph-properties fo:text-align="justify" style:justify-single-word="false"/>
      <style:text-properties officeooo:rsid="004374d5" officeooo:paragraph-rsid="004374d5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>
      <style:paragraph-properties fo:break-before="page"/>
      <style:text-properties officeooo:paragraph-rsid="0044acf5"/>
    </style:style>
    <style:style style:name="P23" style:family="paragraph" style:parent-style-name="Subtitle">
      <style:text-properties officeooo:rsid="003a0b99" officeooo:paragraph-rsid="003a0b99"/>
    </style:style>
    <style:style style:name="P24" style:family="paragraph" style:parent-style-name="Text_20_body">
      <style:paragraph-properties fo:text-align="justify" style:justify-single-word="false"/>
      <style:text-properties officeooo:rsid="00404dca" officeooo:paragraph-rsid="00404dca"/>
    </style:style>
    <style:style style:name="P25" style:family="paragraph" style:parent-style-name="Text_20_body">
      <style:text-properties officeooo:rsid="0044acf5" officeooo:paragraph-rsid="0044acf5"/>
    </style:style>
    <style:style style:name="P26" style:family="paragraph" style:parent-style-name="Text_20_body">
      <style:text-properties officeooo:paragraph-rsid="0044acf5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3b198b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3b198b"/>
    </style:style>
    <style:style style:name="P29" style:family="paragraph" style:parent-style-name="Standard" style:list-style-name="L2">
      <style:paragraph-properties fo:text-align="justify" style:justify-single-word="false"/>
      <style:text-properties officeooo:paragraph-rsid="003c64fb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2pt" officeooo:rsid="001a168e" officeooo:paragraph-rsid="003b198b" style:font-size-asian="10.5pt" style:font-size-complex="12pt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3c64fb" officeooo:paragraph-rsid="003c64fb"/>
    </style:style>
    <style:style style:name="P32" style:family="paragraph" style:parent-style-name="Standard" style:list-style-name="L5">
      <style:paragraph-properties fo:text-align="justify" style:justify-single-word="false"/>
      <style:text-properties officeooo:rsid="00404dca" officeooo:paragraph-rsid="00404dca"/>
    </style:style>
    <style:style style:name="P33" style:family="paragraph" style:parent-style-name="Heading_20_2">
      <style:text-properties officeooo:rsid="00185550"/>
    </style:style>
    <style:style style:name="P34" style:family="paragraph" style:parent-style-name="Heading_20_2">
      <style:text-properties officeooo:rsid="00423fcf" officeooo:paragraph-rsid="004374d5"/>
    </style:style>
    <style:style style:name="P35" style:family="paragraph" style:parent-style-name="Heading_20_2">
      <style:text-properties officeooo:rsid="0044acf5" officeooo:paragraph-rsid="0044acf5"/>
    </style:style>
    <style:style style:name="P36" style:family="paragraph" style:parent-style-name="Heading_20_2">
      <style:text-properties officeooo:rsid="004952e9" officeooo:paragraph-rsid="004952e9"/>
    </style:style>
    <style:style style:name="P37" style:family="paragraph" style:parent-style-name="Heading_20_2">
      <style:paragraph-properties fo:break-before="page"/>
      <style:text-properties officeooo:rsid="00479a10" officeooo:paragraph-rsid="00479a10"/>
    </style:style>
    <style:style style:name="P38" style:family="paragraph" style:parent-style-name="Heading_20_1">
      <style:text-properties officeooo:rsid="003a0b99" officeooo:paragraph-rsid="003a0b99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ext_20_body">
      <style:paragraph-properties fo:text-align="justify" style:justify-single-word="false"/>
      <style:text-properties officeooo:rsid="003f4bec" officeooo:paragraph-rsid="003f82e2"/>
    </style:style>
    <style:style style:name="P41" style:family="paragraph" style:parent-style-name="Text_20_body" style:list-style-name="L3">
      <style:paragraph-properties fo:text-align="justify" style:justify-single-word="false"/>
      <style:text-properties officeooo:rsid="003f82e2" officeooo:paragraph-rsid="003f82e2"/>
    </style:style>
    <style:style style:name="P42" style:family="paragraph" style:parent-style-name="Text_20_body" style:list-style-name="L3">
      <style:paragraph-properties fo:text-align="justify" style:justify-single-word="false"/>
      <style:text-properties officeooo:rsid="004031e4" officeooo:paragraph-rsid="004031e4"/>
    </style:style>
    <style:style style:name="P43" style:family="paragraph" style:parent-style-name="Text_20_body" style:list-style-name="L4">
      <style:paragraph-properties fo:text-align="justify" style:justify-single-word="false"/>
      <style:text-properties officeooo:rsid="00404dca" officeooo:paragraph-rsid="00404dca"/>
    </style:style>
    <style:style style:name="P44" style:family="paragraph" style:parent-style-name="Text_20_body">
      <style:text-properties officeooo:paragraph-rsid="00479a10"/>
    </style:style>
    <style:style style:name="P45" style:family="paragraph" style:parent-style-name="Text_20_body">
      <style:paragraph-properties fo:text-align="justify" style:justify-single-word="false"/>
      <style:text-properties officeooo:rsid="00488ac6" officeooo:paragraph-rsid="00488ac6"/>
    </style:style>
    <style:style style:name="P46" style:family="paragraph" style:parent-style-name="Text_20_body">
      <style:text-properties officeooo:paragraph-rsid="004952e9"/>
    </style:style>
    <style:style style:name="P47" style:family="paragraph" style:parent-style-name="Text_20_body">
      <style:text-properties officeooo:rsid="004b16e6" officeooo:paragraph-rsid="004b16e6"/>
    </style:style>
    <style:style style:name="P48" style:family="paragraph" style:parent-style-name="Text_20_body">
      <style:paragraph-properties fo:break-before="page"/>
      <style:text-properties officeooo:paragraph-rsid="00479a10"/>
    </style:style>
    <style:style style:name="P49" style:family="paragraph" style:parent-style-name="Text_20_body">
      <style:paragraph-properties fo:break-before="page"/>
      <style:text-properties officeooo:paragraph-rsid="004952e9"/>
    </style:style>
    <style:style style:name="T1" style:family="text">
      <style:text-properties fo:font-size="11pt" fo:font-style="italic" style:font-size-asian="11pt" style:font-style-asian="italic" style:font-size-complex="12pt"/>
    </style:style>
    <style:style style:name="T2" style:family="text">
      <style:text-properties officeooo:rsid="001b77b1"/>
    </style:style>
    <style:style style:name="T3" style:family="text">
      <style:text-properties officeooo:rsid="00263291"/>
    </style:style>
    <style:style style:name="T4" style:family="text">
      <style:text-properties officeooo:rsid="00270d11"/>
    </style:style>
    <style:style style:name="T5" style:family="text">
      <style:text-properties officeooo:rsid="002c0093"/>
    </style:style>
    <style:style style:name="T6" style:family="text">
      <style:text-properties officeooo:rsid="002dbcd4"/>
    </style:style>
    <style:style style:name="T7" style:family="text">
      <style:text-properties officeooo:rsid="002e4836"/>
    </style:style>
    <style:style style:name="T8" style:family="text">
      <style:text-properties officeooo:rsid="00302bbd"/>
    </style:style>
    <style:style style:name="T9" style:family="text">
      <style:text-properties officeooo:rsid="00366eb9"/>
    </style:style>
    <style:style style:name="T10" style:family="text">
      <style:text-properties officeooo:rsid="00374474"/>
    </style:style>
    <style:style style:name="T11" style:family="text">
      <style:text-properties officeooo:rsid="003a0b99"/>
    </style:style>
    <style:style style:name="T12" style:family="text">
      <style:text-properties fo:font-size="18pt" officeooo:rsid="00185550" style:font-size-asian="18pt" style:font-size-complex="18pt"/>
    </style:style>
    <style:style style:name="T13" style:family="text">
      <style:text-properties fo:font-size="18pt" officeooo:rsid="00173771" style:font-size-asian="18pt" style:font-size-complex="18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1a168e" style:font-size-asian="10.5pt" style:font-size-complex="12pt"/>
    </style:style>
    <style:style style:name="T16" style:family="text">
      <style:text-properties fo:font-size="12pt" officeooo:rsid="003b198b" style:font-size-asian="10.5pt" style:font-size-complex="12pt"/>
    </style:style>
    <style:style style:name="T17" style:family="text">
      <style:text-properties fo:font-size="12pt" officeooo:rsid="001ca29d" style:font-size-asian="10.5pt" style:font-size-complex="12pt"/>
    </style:style>
    <style:style style:name="T18" style:family="text">
      <style:text-properties fo:font-size="12pt" officeooo:rsid="001d300a" style:font-size-asian="10.5pt" style:font-size-complex="12pt"/>
    </style:style>
    <style:style style:name="T19" style:family="text">
      <style:text-properties fo:font-size="12pt" officeooo:rsid="003c64fb" style:font-size-asian="10.5pt" style:font-size-complex="12pt"/>
    </style:style>
    <style:style style:name="T20" style:family="text">
      <style:text-properties fo:font-size="12pt" officeooo:rsid="003ea802" style:font-size-asian="10.5pt" style:font-size-complex="12pt"/>
    </style:style>
    <style:style style:name="T21" style:family="text">
      <style:text-properties fo:font-size="12pt" fo:font-style="italic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3b198b" style:font-size-asian="10.5pt" style:font-style-asian="italic" style:font-size-complex="12pt" style:font-style-complex="italic"/>
    </style:style>
    <style:style style:name="T23" style:family="text">
      <style:text-properties fo:font-size="12pt" fo:font-style="italic" officeooo:rsid="003c64fb" style:font-size-asian="10.5pt" style:font-style-asian="italic" style:font-size-complex="12pt" style:font-style-complex="italic"/>
    </style:style>
    <style:style style:name="T24" style:family="text">
      <style:text-properties fo:font-size="12pt" fo:font-style="italic" officeooo:rsid="001ca29d" style:font-size-asian="10.5pt" style:font-style-asian="italic" style:font-size-complex="12pt" style:font-style-complex="italic"/>
    </style:style>
    <style:style style:name="T25" style:family="text">
      <style:text-properties fo:font-size="12pt" fo:font-style="normal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3f4bec" style:font-size-asian="10.5pt" style:font-style-asian="normal" style:font-size-complex="12pt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3f4bec"/>
    </style:style>
    <style:style style:name="T29" style:family="text">
      <style:text-properties officeooo:rsid="004374d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yka: środa, tydzień parzysty, 9:45</text:p>
      <text:p text:style-name="P1">Grzegorz Szczepaniak </text:p>
      <text:p text:style-name="P1"><text:span text:style-name="T8">numer indeksu: </text:span>121285</text:p>
      <text:p text:style-name="P1"><text:span text:style-name="T7">mail: </text:span><text:a xlink:type="simple" xlink:href="mailto:grzegorz.ja.szczepaniak@student.put.poznan.pl" text:style-name="Internet_20_link" text:visited-style-name="Visited_20_Internet_20_Link">grzegorz.ja.szczepaniak@student.put.poznan.pl</text:a></text:p>
      <text:p text:style-name="P1"/>
      <text:p text:style-name="P1">Wiktor <text:span text:style-name="T11">W. </text:span>Gonczaronek</text:p>
      <text:p text:style-name="P17"><text:span text:style-name="T8">numer </text:span>indeks<text:span text:style-name="T8">u</text:span>: <text:span text:style-name="T11">127191</text:span></text:p>
      <text:p text:style-name="P17">mail: <text:a xlink:type="simple" xlink:href="mailto:wiktor.gonczaronek@student.put.poznan.pl" text:style-name="Internet_20_link" text:visited-style-name="Visited_20_Internet_20_Link"><text:span text:style-name="T11">wiktor.gonczaronek@student.put.poznan.pl</text:span></text:a></text:p>
      <text:p text:style-name="Title">Problem szeregowania zadań: algorytm mrówkowy (ACS)</text:p>
      <text:p text:style-name="P23">Laboratorium Optymalizacji Kombinatorycznej</text:p>
      <text:p text:style-name="P18"/>
      <text:h text:style-name="P39" text:outline-level="1"><text:span text:style-name="T12">Zadanie</text:span><text:span text:style-name="T13">:</text:span></text:h>
      <text:p text:style-name="P4"/>
      <text:p text:style-name="P2">Problem 4</text:p>
      <text:p text:style-name="P3">Jobshop, liczba maszyn m=2, liczba zadań n,</text:p>
      <text:p text:style-name="P3">operacje niewznawialne,</text:p>
      <text:p text:style-name="P3">dla pierwszej i drugiej maszyny k okresów przestoju o losowym czasie rozpoczęcia i trwania (określonym przez generator instancji problemu), okresy te nie mogą się na siebie nakładać (tj. czas przestoju na I maszynie nie może pokrywać się z czasem dowolnego przestoju na II maszynie), k &gt;= n/5,</text:p>
      <text:p text:style-name="P19"><text:span text:style-name="T1">minimalizacja sumy czasów zakończenia wszystkich operacji</text:span> </text:p>
      <text:h text:style-name="P38" text:outline-level="1">Projekt algorytmu</text:h>
      <text:p text:style-name="P4"/>
      <text:h text:style-name="P33" text:outline-level="2">Generator instancji problemu:</text:h>
      <text:p text:style-name="P5"/>
      <text:p text:style-name="P6">Instancje generowaliśmy za pomocą utworzonej przez nas klasy Creat<text:span text:style-name="T10">or</text:span>. Parametrami określającymi generator są:</text:p>
      <text:p text:style-name="P6"/>
      <text:p text:style-name="P6">maxExecTime – określa maksymalny czas trwania pojedyńczej operacji</text:p>
      <text:p text:style-name="P6">maxMaintenenceTime – określa maksymalny czas trwania przerw maintenence</text:p>
      <text:p text:style-name="P6"/>
      <text:p text:style-name="P6"><text:span text:style-name="T9">D</text:span>o generowania wartości pseudolosowych użyliśmy klasy Random.</text:p>
      <text:p text:style-name="P6"/>
      <text:p text:style-name="P8">Czas trwania operacji losujemy za pomocą wspomnianego powyżej generatora z przedziału od 1 do maxExecTime. Przydział operacji do konkretnych maszyn uzyskujemy poprzez losowanie maszyny dla pierwszego zadania, drugą operację wpisujemy automatycznie do listy operacji na przeciwnej maszynie.</text:p>
      <text:p text:style-name="P8"/>
      <text:p text:style-name="P8">Do tworzenia przerw maintenece również używamy generatora liczb pseudolosowych. W celu uniknięcia nachodzenia na siebie przerw czas<text:span text:style-name="T4">y</text:span> rozpoczęcia mainenenc<text:span text:style-name="T3">e</text:span> losujemy w następujący sposób:</text:p>
      <text:p text:style-name="P8"/>
      <text:list xml:id="list1489690821380272970" text:style-name="L1">
        <text:list-item>
          <text:p text:style-name="P30">rozpoczęcie pierwszego maintenence uzależnione jest od liczby zadań oraz ich maksymalnego czasu wykonywania;</text:p>
        </text:list-item>
        <text:list-item>
          <text:p text:style-name="P27"><text:span text:style-name="T20">K</text:span><text:span text:style-name="T15">olejne maintenence rozpoczynają się w chwili : czas rozpoczęcia poprzedniego maintenence + maksymalny czas jego trwania + wartość losowa z przedziału (1,220);</text:span></text:p>
        </text:list-item>
        <text:list-item>
          <text:p text:style-name="P27"><text:span text:style-name="T16">C</text:span><text:span text:style-name="T15">zas trwania losujemy z przedziału od 1 do maxMaintenenceTime.</text:span></text:p>
        </text:list-item>
      </text:list>
      <text:p text:style-name="P8"/>
      <text:p text:style-name="P13">Liczb<text:span text:style-name="T5">a</text:span> maintenence na każdej maszynie <text:span text:style-name="T6">wyznaczamy w następujący sposób</text:span>:</text:p>
      <text:p text:style-name="P13">maksymalna liczba zadań / 5 + wartość losowa z przedziału (0,5).</text:p>
      <text:p text:style-name="P8"/>
      <text:p text:style-name="P8">Następnie utworzone obiekty są zapisywane do pliku tekstowego.</text:p>
      <text:p text:style-name="P8"/>
      <text:h text:style-name="Heading_20_2" text:outline-level="2">Generator rozwiązania losowego:</text:h>
      <text:p text:style-name="P7"/>
      <text:p text:style-name="P7">Generator tworzy rozwiązanie losowe które ma zostać ulepszone poprzez działanie algorytmu. W naszym przypadku <text:span text:style-name="T2">szereguje on operacje w losowy sposób zgodnie z wymaganiami dotyczącymi </text:span><text:soft-page-break/><text:span text:style-name="T2">zakończenia pierwszej operacji przed drugą oraz przypisaniem do konkretnych maszyn.</text:span></text:p>
      <text:h text:style-name="Heading_20_2" text:outline-level="2">Generowanie rozwiązania za pomocą algorytmu ACS</text:h>
      <text:p text:style-name="P9"/>
      <text:p text:style-name="P9">Algorytm ACS posiada wiele parametrów dzięki którym można zmieniać szybkość oraz dokładność jego działania:</text:p>
      <text:p text:style-name="P9"/>
      <text:list xml:id="list688338460878590578" text:style-name="L2">
        <text:list-item>
          <text:p text:style-name="P28"><text:span text:style-name="T17">stopnień parowania feromonów tablicy </text:span><text:span text:style-name="T16">- </text:span><text:span text:style-name="T22">phermoneVaporizationRate</text:span><text:span text:style-name="T17">;</text:span></text:p>
        </text:list-item>
        <text:list-item>
          <text:p text:style-name="P29"><text:span text:style-name="T16">I</text:span><text:span text:style-name="T17">lość dodawanych feromonów w każdej iteracj </text:span><text:span text:style-name="T19">- </text:span><text:span text:style-name="T23">extraPheromonePerIteration</text:span><text:span text:style-name="T24">i</text:span><text:span text:style-name="T17">;</text:span></text:p>
        </text:list-item>
        <text:list-item>
          <text:p text:style-name="P29"><text:span text:style-name="T16">L</text:span><text:span text:style-name="T17">iczbę mrówek którą wypuszczamy w każdej iteracji algorytmu </text:span><text:span text:style-name="T19">- </text:span><text:span text:style-name="T23">numberOfAntsPerIteration</text:span><text:span text:style-name="T17">;</text:span></text:p>
        </text:list-item>
        <text:list-item>
          <text:p text:style-name="P28"><text:span text:style-name="T16">P</text:span><text:span text:style-name="T17">aramentr gamma określający o ile rozwiązanie może być gorsze od najlepszego dotychczas, </text:span><text:span text:style-name="T18">aby ulepszyć o nie tablicę feromonów;</text:span></text:p>
        </text:list-item>
        <text:list-item>
          <text:p text:style-name="P31"><text:span text:style-name="T18">P</text:span><text:span text:style-name="T14">arametr określający, po ilu iteracjach bez poprawy funkcji celu zapisane w macierzy fermonów wartości są resetowane – </text:span><text:span text:style-name="T21">maximumIterationsForImprovment</text:span><text:span text:style-name="T14">. W celu pozwoleniu algorytmowi wyszukania nowego optimum po resecie wprowadzono 2 różne warunki restowania: poprawa "lokalnego" rozwiązania, czyli tego, które zostało wybrane jako najlepsze po ostatnim resecie. W tym przypadku reset był dokonywany co wspominany parametr. Drugi warunek to resetowanie macierzy gdyby nie udało się poprawić globalnego wyniku. Ten sposób restowania był wykorzystywany po dwukrotnej wartości parametru.</text:span></text:p>
        </text:list-item>
      </text:list>
      <text:p text:style-name="P10"/>
      <text:p text:style-name="P15">Dodatkowo dodaliśmy parametr, który określa poniżej jakiego poziomu feromonów w tablicy nie będzie on dalej dekrementowany. Miało to na celu przyśpieszenie działania algorytmu, ponieważ dla 50 zadań nasza tablica feromonów ma rozmiar 100x100 i wykonywanie mnożenia na bardzo małych liczbach znacząco spowalniało nasz algorytm co prowadziło do znacznego pogorszenia jego efektywności.</text:p>
      <text:p text:style-name="P11"/>
      <text:p text:style-name="P15">Dodawanie feromonów do tablic uzależnione jest od tego, w której iteracji jest nasz algorytm. Początkowe rozwiązania mają mniejsze znaczenie, ponieważ są to w dużej mierze rozwiązania losowe. Wraz z upływem czasu działania algorytmu znaczenie kolejnych rozwiązań wzrasta i dodajemy więcej feromonu do tablicy. Dodatkowo rozwiązania które zasilą tablicę feromonów muszą spełniać następujący warunek:</text:p>
      <text:p text:style-name="P14"><draw:frame draw:style-name="fr1" draw:name="Obiekt1" text:anchor-type="as-char" svg:width="13.691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2"/>
      <text:p text:style-name="P16">Warunkiem stopu algorytmu jest upłynięcie czasu określonego w parametrach metaheurystyki.</text:p>
      <text:p text:style-name="P12"/>
      <text:h text:style-name="Heading_20_1" text:outline-level="1"><text:s/><text:span text:style-name="T28">Strojenie metaheurystyki</text:span></text:h>
      <text:p text:style-name="P40">Strojenie wykonywane było na podstawie wygenerowanych 3 instancji testowych, takich samych dla każdego przebiegu strojenia. W ocenie jakości doboru parametrów metaheurystyki brano pod uwagę:</text:p>
      <text:list xml:id="list5421161739967123434" text:style-name="L3">
        <text:list-item>
          <text:p text:style-name="P41">najmniejszą wartość funkcji celu;</text:p>
        </text:list-item>
        <text:list-item>
          <text:p text:style-name="P42">Stopień poprawy funkcji celu (różnica między wartością największą a najmniejszą);</text:p>
        </text:list-item>
        <text:list-item>
          <text:p text:style-name="P42">Moment kiedy zaszła ostatnia poprawa funkcji celu i tego, czy poprawy zachodziły regularnie (rządamy ciągłej poprawy wartości funkcji celu, mała liczba popraw może świadczyć o częstym wpadaniu w minima lokalne).</text:p>
        </text:list-item>
      </text:list>
      <text:p text:style-name="P24">Na osi X wypisywane były numery iteracji, w których znajdowane były nowe najlepsze wyniki, wartości na osi Y były wynikami funkcji celu w jednostkach czasu trwania operacji.</text:p>
      <text:p text:style-name="P40"><text:soft-page-break/>Strojenie przeprowadzono dla wszystkich wymienionych w punkcie 2.3 parametrów dla następujących wartości:</text:p>
      <text:list xml:id="list5119624021938387330" text:style-name="L4">
        <text:list-item>
          <text:p text:style-name="P43"><text:span text:style-name="T27">extraPheromonePerIteration</text:span> – wartości (0.000001, 0.00001, 0.0001, 0.001, 0.01);</text:p>
        </text:list-item>
        <text:list-item>
          <text:p text:style-name="P43"><text:span text:style-name="T22">phermoneVaporizationRate –</text:span><text:span text:style-name="T26"> </text:span><text:span text:style-name="T25">wartości (0.3, 0.5, 0.7, 0.9);</text:span></text:p>
        </text:list-item>
      </text:list>
      <text:list xml:id="list453447768660781969" text:style-name="L5">
        <text:list-item>
          <text:p text:style-name="P32"><text:span text:style-name="T27">maximumIterationsForImprovment</text:span> – wartości (1000, 5000, 10000);</text:p>
        </text:list-item>
        <text:list-item>
          <text:p text:style-name="P32"><text:span text:style-name="T27">numberOfAntsPerIteration </text:span>– wartości (10, 100, 1000).</text:p>
        </text:list-item>
      </text:list>
      <text:h text:style-name="P34" text:outline-level="2">Dobór <text:span text:style-name="T29">współczynnika zwiększania poziomu fermonów</text:span></text:h>
      <text:p text:style-name="Standard"><text:s/></text:p>
      <text:p text:style-name="Standard"><draw:frame draw:style-name="fr2" draw:name="Obi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2" draw:name="Obiekt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Standard"><draw:frame draw:style-name="fr2" draw:name="Obiekt4" text:anchor-type="paragraph" svg:width="16.611cm" svg:height="9.3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2" draw:name="Obiekt5" text:anchor-type="paragraph" svg:width="19.011cm" svg:height="10.69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21"/>
      <text:p text:style-name="P20"><draw:frame draw:style-name="fr2" draw:name="Obiekt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Dla pierwszego i drugiego pomiaru uzyskano podobne najlepsze wyniki, jednakże w pierwsyzm przypadku uzyskano większą gęstość rozkładu, co przesądza o wybraniu wartości 0,000001 jako pierwszego parametru algorytmu.</text:p>
      <text:h text:style-name="P35" text:outline-level="2">Strojenie algorytmu dobór liczby iteracji, po których nastąpi reset macierzy fermonów</text:h>
      <text:p text:style-name="P26"/>
      <text:p text:style-name="P26"><draw:frame draw:style-name="fr2" draw:name="Obiekt7" text:anchor-type="paragraph" svg:width="19.08cm" svg:height="10.54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2"/>
      <text:p text:style-name="P26"><draw:frame draw:style-name="fr2" draw:name="Obiekt8" text:anchor-type="paragraph" svg:width="18.496cm" svg:height="10.40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6"/>
      <text:p text:style-name="P25"><draw:frame draw:style-name="fr2" draw:name="Obiekt9" text:anchor-type="paragraph" svg:width="20.094cm" svg:height="11.303cm" draw:z-index="8"><draw:object xlink:href="./Object 9" xlink:type="simple" xlink:show="embed" xlink:actuate="onLoad"/><draw:image xlink:href="./ObjectReplacements/Object 9" xlink:type="simple" xlink:show="embed" xlink:actuate="onLoad"/></draw:frame>Największą poprawę oraz najgęstsze rozmieszczenie punktów pokazujących poprawy wartości funkcji celu uzyskano dla 5000 iteracji. Jest to kolejna wybrana wartość.</text:p>
      <text:h text:style-name="P37" text:outline-level="2">Dobór liczby mrówek na iterację</text:h>
      <text:p text:style-name="P44"/>
      <text:p text:style-name="P44"><draw:frame draw:style-name="fr2" draw:name="Obiekt10" text:anchor-type="paragraph" svg:width="17.886cm" svg:height="10.06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4"><draw:frame draw:style-name="fr2" draw:name="Obiekt11" text:anchor-type="paragraph" svg:width="17.233cm" svg:height="9.69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8"/>
      <text:p text:style-name="P45"><draw:frame draw:style-name="fr2" draw:name="Obiekt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Dla tego parametru dobre wyniki poprawy wartości funkcji celu osiągnięto dla 100 i 10 mrówek jednakże w tym drugim przypadku <text:s/>uzyskano więcej miejsc, w których nastąpiło znalezienie lepszego wyniku.</text:p>
      <text:h text:style-name="P36" text:outline-level="2">Współczynnik odparowania fermonów</text:h>
      <text:p text:style-name="P46"/>
      <text:p text:style-name="P46"><draw:frame draw:style-name="fr2" draw:name="Obiekt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6"/>
      <text:p text:style-name="P46"><draw:frame draw:style-name="fr3" draw:name="Obiekt14" text:anchor-type="paragraph" svg:x="0.457cm" svg:y="0.39cm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text:soft-page-break/></text:p>
      <text:p text:style-name="P46"/>
      <text:p text:style-name="P46"><draw:frame draw:style-name="fr4" draw:name="Obiekt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9"/>
      <text:p text:style-name="P47"><draw:frame draw:style-name="fr4" draw:name="Obiekt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Najlepsze wyniki w oparciu o wspomniane kryteria uzyskano dla 50% parowania fermon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21S</meta:editing-duration>
    <meta:editing-cycles>44</meta:editing-cycles>
    <meta:generator>LibreOffice/5.2.3.3$MacOSX_X86_64 LibreOffice_project/d54a8868f08a7b39642414cf2c8ef2f228f780cf</meta:generator>
    <dc:date>2017-01-18T01:34:06.134661000</dc:date>
    <meta:document-statistic meta:table-count="0" meta:image-count="0" meta:object-count="16" meta:page-count="11" meta:paragraph-count="62" meta:word-count="822" meta:character-count="6343" meta:non-whitespace-character-count="55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gamma</mi>
        <mo stretchy="false">⋅</mo>
        <mi mathvariant="italic">wartość</mi>
      </mrow>
      <mi mathvariant="italic">najlepszego</mi>
      <mrow>
        <mi mathvariant="italic">rozwiązania</mi>
        <mo stretchy="false">&gt;</mo>
        <mi mathvariant="italic">wartość</mi>
      </mrow>
      <mi mathvariant="italic">rozpatrywanego</mi>
      <mi mathvariant="italic">rozwiazania</mi>
    </mrow>
    <annotation encoding="StarMath 5.0">gamma cdot wartość najlepszego rozwiązania &gt; wartość rozpatrywanego rozwiazania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85cm" svg:height="10.06cm" xlink:href="." xlink:type="simple" chart:class="chart:scatter" chart:style-name="ch1">
        <chart:title svg:x="3.464cm" svg:y="0.337cm" chart:style-name="ch2">
          <text:p>Strojenie algorytmu - dobór liczby mrówek na iterację</text:p>
        </chart:title>
        <chart:subtitle svg:x="8.445cm" svg:y="1.309cm" chart:style-name="ch3">
          <text:p>1000</text:p>
        </chart:subtitle>
        <chart:plot-area chart:style-name="ch4" chart:data-source-has-labels="both" svg:x="1.358cm" svg:y="2.193cm" svg:width="16.17cm" svg:height="6.695cm">
          <chartooo:coordinate-region svg:x="2.778cm" svg:y="2.385cm" svg:width="14.366cm" svg:height="5.871cm"/>
          <chart:axis chart:dimension="x" chart:name="primary-x" chart:style-name="ch5" chartooo:axis-type="auto">
            <chart:title svg:x="6.655cm" svg:y="9.089cm" chart:style-name="ch6">
              <text:p>Czas wykonywania algorytmu [iteracje]</text:p>
            </chart:title>
            <chart:categories table:cell-range-address="local-table.$A$2:.$A$18"/>
            <chart:grid chart:style-name="ch7" chart:class="major"/>
          </chart:axis>
          <chart:axis chart:dimension="y" chart:name="primary-y" chart:style-name="ch8">
            <chart:title svg:x="0.451cm" svg:y="9.812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11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12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6200">
                <text:p>426200</text:p>
              </table:table-cell>
              <table:table-cell office:value-type="float" office:value="0">
                <text:p>0</text:p>
              </table:table-cell>
              <table:table-cell office:value-type="float" office:value="424942">
                <text:p>424942</text:p>
              </table:table-cell>
              <table:table-cell office:value-type="float" office:value="0">
                <text:p>0</text:p>
              </table:table-cell>
              <table:table-cell office:value-type="float" office:value="449044">
                <text:p>4490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17290">
                <text:p>417290</text:p>
              </table:table-cell>
              <table:table-cell office:value-type="float" office:value="0">
                <text:p>0</text:p>
              </table:table-cell>
              <table:table-cell office:value-type="float" office:value="395271">
                <text:p>395271</text:p>
              </table:table-cell>
              <table:table-cell office:value-type="float" office:value="0">
                <text:p>0</text:p>
              </table:table-cell>
              <table:table-cell office:value-type="float" office:value="444452">
                <text:p>444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7176">
                <text:p>417176</text:p>
              </table:table-cell>
              <table:table-cell office:value-type="float" office:value="0">
                <text:p>0</text:p>
              </table:table-cell>
              <table:table-cell office:value-type="float" office:value="387717">
                <text:p>387717</text:p>
              </table:table-cell>
              <table:table-cell office:value-type="float" office:value="0">
                <text:p>0</text:p>
              </table:table-cell>
              <table:table-cell office:value-type="float" office:value="438222">
                <text:p>438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07083">
                <text:p>407083</text:p>
              </table:table-cell>
              <table:table-cell office:value-type="float" office:value="0">
                <text:p>0</text:p>
              </table:table-cell>
              <table:table-cell office:value-type="float" office:value="378077">
                <text:p>378077</text:p>
              </table:table-cell>
              <table:table-cell office:value-type="float" office:value="0">
                <text:p>0</text:p>
              </table:table-cell>
              <table:table-cell office:value-type="float" office:value="424091">
                <text:p>42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91915">
                <text:p>391915</text:p>
              </table:table-cell>
              <table:table-cell office:value-type="float" office:value="0">
                <text:p>0</text:p>
              </table:table-cell>
              <table:table-cell office:value-type="float" office:value="377525">
                <text:p>377525</text:p>
              </table:table-cell>
              <table:table-cell office:value-type="float" office:value="0">
                <text:p>0</text:p>
              </table:table-cell>
              <table:table-cell office:value-type="float" office:value="421106">
                <text:p>421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84775">
                <text:p>384775</text:p>
              </table:table-cell>
              <table:table-cell office:value-type="float" office:value="0">
                <text:p>0</text:p>
              </table:table-cell>
              <table:table-cell office:value-type="float" office:value="375436">
                <text:p>375436</text:p>
              </table:table-cell>
              <table:table-cell office:value-type="float" office:value="0">
                <text:p>0</text:p>
              </table:table-cell>
              <table:table-cell office:value-type="float" office:value="408484">
                <text:p>408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9269">
                <text:p>369269</text:p>
              </table:table-cell>
              <table:table-cell office:value-type="float" office:value="1">
                <text:p>1</text:p>
              </table:table-cell>
              <table:table-cell office:value-type="float" office:value="373848">
                <text:p>373848</text:p>
              </table:table-cell>
              <table:table-cell office:value-type="float" office:value="0">
                <text:p>0</text:p>
              </table:table-cell>
              <table:table-cell office:value-type="float" office:value="404601">
                <text:p>404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64902">
                <text:p>364902</text:p>
              </table:table-cell>
              <table:table-cell office:value-type="float" office:value="2">
                <text:p>2</text:p>
              </table:table-cell>
              <table:table-cell office:value-type="float" office:value="369390">
                <text:p>369390</text:p>
              </table:table-cell>
              <table:table-cell office:value-type="float" office:value="0">
                <text:p>0</text:p>
              </table:table-cell>
              <table:table-cell office:value-type="float" office:value="399691">
                <text:p>399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58193">
                <text:p>358193</text:p>
              </table:table-cell>
              <table:table-cell office:value-type="float" office:value="11">
                <text:p>11</text:p>
              </table:table-cell>
              <table:table-cell office:value-type="float" office:value="365002">
                <text:p>365002</text:p>
              </table:table-cell>
              <table:table-cell office:value-type="float" office:value="1">
                <text:p>1</text:p>
              </table:table-cell>
              <table:table-cell office:value-type="float" office:value="398084">
                <text:p>398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354936">
                <text:p>354936</text:p>
              </table:table-cell>
              <table:table-cell office:value-type="float" office:value="12">
                <text:p>12</text:p>
              </table:table-cell>
              <table:table-cell office:value-type="float" office:value="363511">
                <text:p>363511</text:p>
              </table:table-cell>
              <table:table-cell office:value-type="float" office:value="2">
                <text:p>2</text:p>
              </table:table-cell>
              <table:table-cell office:value-type="float" office:value="397125">
                <text:p>397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">
                <text:p>188</text:p>
              </table:table-cell>
              <table:table-cell office:value-type="float" office:value="350739">
                <text:p>350739</text:p>
              </table:table-cell>
              <table:table-cell office:value-type="float" office:value="19">
                <text:p>19</text:p>
              </table:table-cell>
              <table:table-cell office:value-type="float" office:value="360188">
                <text:p>360188</text:p>
              </table:table-cell>
              <table:table-cell office:value-type="float" office:value="11">
                <text:p>11</text:p>
              </table:table-cell>
              <table:table-cell office:value-type="float" office:value="396805">
                <text:p>396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359503">
                <text:p>359503</text:p>
              </table:table-cell>
              <table:table-cell office:value-type="float" office:value="14">
                <text:p>14</text:p>
              </table:table-cell>
              <table:table-cell office:value-type="float" office:value="392631">
                <text:p>39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355981">
                <text:p>355981</text:p>
              </table:table-cell>
              <table:table-cell office:value-type="float" office:value="48">
                <text:p>48</text:p>
              </table:table-cell>
              <table:table-cell office:value-type="float" office:value="391467">
                <text:p>391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55349">
                <text:p>355349</text:p>
              </table:table-cell>
              <table:table-cell office:value-type="float" office:value="51">
                <text:p>51</text:p>
              </table:table-cell>
              <table:table-cell office:value-type="float" office:value="391460">
                <text:p>391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354151">
                <text:p>354151</text:p>
              </table:table-cell>
              <table:table-cell office:value-type="float" office:value="52">
                <text:p>52</text:p>
              </table:table-cell>
              <table:table-cell office:value-type="float" office:value="386092">
                <text:p>386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352730">
                <text:p>352730</text:p>
              </table:table-cell>
              <table:table-cell office:value-type="float" office:value="69">
                <text:p>69</text:p>
              </table:table-cell>
              <table:table-cell office:value-type="float" office:value="385703">
                <text:p>385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383302">
                <text:p>3833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32cm" svg:height="9.694cm" xlink:href="." xlink:type="simple" chart:class="chart:scatter" chart:style-name="ch1">
        <chart:title svg:x="3.138cm" svg:y="0.329cm" chart:style-name="ch2">
          <text:p>Strojenie algorytmu - dobór liczby mrówek na iterację</text:p>
        </chart:title>
        <chart:subtitle svg:x="8.231cm" svg:y="1.293cm" chart:style-name="ch3">
          <text:p>100</text:p>
        </chart:subtitle>
        <chart:plot-area chart:style-name="ch4" chart:data-source-has-labels="both" svg:x="1.345cm" svg:y="2.169cm" svg:width="15.543cm" svg:height="6.361cm">
          <chartooo:coordinate-region svg:x="2.765cm" svg:y="2.361cm" svg:width="13.638cm" svg:height="5.537cm"/>
          <chart:axis chart:dimension="x" chart:name="primary-x" chart:style-name="ch5" chartooo:axis-type="auto">
            <chart:title svg:x="6.328cm" svg:y="8.723cm" chart:style-name="ch6">
              <text:p>Czas wykonywania algorytmu [iteracje]</text:p>
            </chart:title>
            <chart:categories table:cell-range-address="local-table.$A$2:.$A$19"/>
            <chart:grid chart:style-name="ch7" chart:class="major"/>
          </chart:axis>
          <chart:axis chart:dimension="y" chart:name="primary-y" chart:style-name="ch8">
            <chart:title svg:x="0.451cm" svg:y="9.621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series chart:style-name="ch11" chart:values-cell-range-address="local-table.$E$2:.$E$19" chart:label-cell-address="local-table.$E$1" chart:class="chart:scatter">
            <chart:domain table:cell-range-address="local-table.$D$2:.$D$19"/>
            <chart:data-point chart:repeated="18"/>
          </chart:series>
          <chart:series chart:style-name="ch12" chart:values-cell-range-address="local-table.$G$2:.$G$19" chart:label-cell-address="local-table.$G$1" chart:class="chart:scatter">
            <chart:domain table:cell-range-address="local-table.$F$2:.$F$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90256">
                <text:p>390256</text:p>
              </table:table-cell>
              <table:table-cell office:value-type="float" office:value="0">
                <text:p>0</text:p>
              </table:table-cell>
              <table:table-cell office:value-type="float" office:value="432201">
                <text:p>432201</text:p>
              </table:table-cell>
              <table:table-cell office:value-type="float" office:value="0">
                <text:p>0</text:p>
              </table:table-cell>
              <table:table-cell office:value-type="float" office:value="396013">
                <text:p>3960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77849">
                <text:p>377849</text:p>
              </table:table-cell>
              <table:table-cell office:value-type="float" office:value="0">
                <text:p>0</text:p>
              </table:table-cell>
              <table:table-cell office:value-type="float" office:value="417512">
                <text:p>417512</text:p>
              </table:table-cell>
              <table:table-cell office:value-type="float" office:value="7">
                <text:p>7</text:p>
              </table:table-cell>
              <table:table-cell office:value-type="float" office:value="385492">
                <text:p>385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377810">
                <text:p>377810</text:p>
              </table:table-cell>
              <table:table-cell office:value-type="float" office:value="0">
                <text:p>0</text:p>
              </table:table-cell>
              <table:table-cell office:value-type="float" office:value="408079">
                <text:p>408079</text:p>
              </table:table-cell>
              <table:table-cell office:value-type="float" office:value="849">
                <text:p>849</text:p>
              </table:table-cell>
              <table:table-cell office:value-type="float" office:value="382699">
                <text:p>38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376685">
                <text:p>376685</text:p>
              </table:table-cell>
              <table:table-cell office:value-type="float" office:value="0">
                <text:p>0</text:p>
              </table:table-cell>
              <table:table-cell office:value-type="float" office:value="402550">
                <text:p>402550</text:p>
              </table:table-cell>
              <table:table-cell office:value-type="float" office:value="2654">
                <text:p>2654</text:p>
              </table:table-cell>
              <table:table-cell office:value-type="float" office:value="379502">
                <text:p>379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375271">
                <text:p>375271</text:p>
              </table:table-cell>
              <table:table-cell office:value-type="float" office:value="0">
                <text:p>0</text:p>
              </table:table-cell>
              <table:table-cell office:value-type="float" office:value="395533">
                <text:p>39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72961">
                <text:p>372961</text:p>
              </table:table-cell>
              <table:table-cell office:value-type="float" office:value="0">
                <text:p>0</text:p>
              </table:table-cell>
              <table:table-cell office:value-type="float" office:value="382933">
                <text:p>38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369811">
                <text:p>369811</text:p>
              </table:table-cell>
              <table:table-cell office:value-type="float" office:value="3">
                <text:p>3</text:p>
              </table:table-cell>
              <table:table-cell office:value-type="float" office:value="382629">
                <text:p>38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365081">
                <text:p>365081</text:p>
              </table:table-cell>
              <table:table-cell office:value-type="float" office:value="5">
                <text:p>5</text:p>
              </table:table-cell>
              <table:table-cell office:value-type="float" office:value="379722">
                <text:p>37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361849">
                <text:p>361849</text:p>
              </table:table-cell>
              <table:table-cell office:value-type="float" office:value="9">
                <text:p>9</text:p>
              </table:table-cell>
              <table:table-cell office:value-type="float" office:value="374959">
                <text:p>37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">
                <text:p>515</text:p>
              </table:table-cell>
              <table:table-cell office:value-type="float" office:value="352397">
                <text:p>352397</text:p>
              </table:table-cell>
              <table:table-cell office:value-type="float" office:value="29">
                <text:p>29</text:p>
              </table:table-cell>
              <table:table-cell office:value-type="float" office:value="366495">
                <text:p>36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3">
                <text:p>2023</text:p>
              </table:table-cell>
              <table:table-cell office:value-type="float" office:value="352087">
                <text:p>352087</text:p>
              </table:table-cell>
              <table:table-cell office:value-type="float" office:value="50">
                <text:p>50</text:p>
              </table:table-cell>
              <table:table-cell office:value-type="float" office:value="366155">
                <text:p>36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365276">
                <text:p>36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365046">
                <text:p>36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64242">
                <text:p>36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355846">
                <text:p>35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352631">
                <text:p>35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351229">
                <text:p>35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">
                <text:p>6186</text:p>
              </table:table-cell>
              <table:table-cell office:value-type="float" office:value="350024">
                <text:p>35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521cm" svg:y="0.315cm" chart:style-name="ch2">
          <text:p>Strojenie algorytmu - dobór liczby mrówek na iterację</text:p>
        </chart:title>
        <chart:subtitle svg:x="7.715cm" svg:y="1.265cm" chart:style-name="ch3">
          <text:p>10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5.712cm" svg:y="8.028cm" chart:style-name="ch6">
              <text:p>Czas wykonywania algorytmu [iteracje]</text:p>
            </chart:title>
            <chart:categories table:cell-range-address="local-table.$A$2:.$A$18"/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s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11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12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</table:table-cell>
              <table:table-cell office:value-type="float" office:value="373181">
                <text:p>373181</text:p>
              </table:table-cell>
              <table:table-cell office:value-type="float" office:value="0">
                <text:p>0</text:p>
              </table:table-cell>
              <table:table-cell office:value-type="float" office:value="412394">
                <text:p>412394</text:p>
              </table:table-cell>
              <table:table-cell office:value-type="float" office:value="0">
                <text:p>0</text:p>
              </table:table-cell>
              <table:table-cell office:value-type="float" office:value="433795">
                <text:p>4337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">
                <text:p>319</text:p>
              </table:table-cell>
              <table:table-cell office:value-type="float" office:value="370573">
                <text:p>370573</text:p>
              </table:table-cell>
              <table:table-cell office:value-type="float" office:value="0">
                <text:p>0</text:p>
              </table:table-cell>
              <table:table-cell office:value-type="float" office:value="395277">
                <text:p>395277</text:p>
              </table:table-cell>
              <table:table-cell office:value-type="float" office:value="1">
                <text:p>1</text:p>
              </table:table-cell>
              <table:table-cell office:value-type="float" office:value="412619">
                <text:p>412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369902">
                <text:p>369902</text:p>
              </table:table-cell>
              <table:table-cell office:value-type="float" office:value="6">
                <text:p>6</text:p>
              </table:table-cell>
              <table:table-cell office:value-type="float" office:value="391091">
                <text:p>391091</text:p>
              </table:table-cell>
              <table:table-cell office:value-type="float" office:value="9">
                <text:p>9</text:p>
              </table:table-cell>
              <table:table-cell office:value-type="float" office:value="411402">
                <text:p>411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5">
                <text:p>1135</text:p>
              </table:table-cell>
              <table:table-cell office:value-type="float" office:value="362374">
                <text:p>362374</text:p>
              </table:table-cell>
              <table:table-cell office:value-type="float" office:value="11">
                <text:p>11</text:p>
              </table:table-cell>
              <table:table-cell office:value-type="float" office:value="388370">
                <text:p>388370</text:p>
              </table:table-cell>
              <table:table-cell office:value-type="float" office:value="14">
                <text:p>14</text:p>
              </table:table-cell>
              <table:table-cell office:value-type="float" office:value="399984">
                <text:p>39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9">
                <text:p>6059</text:p>
              </table:table-cell>
              <table:table-cell office:value-type="float" office:value="361351">
                <text:p>361351</text:p>
              </table:table-cell>
              <table:table-cell office:value-type="float" office:value="18">
                <text:p>18</text:p>
              </table:table-cell>
              <table:table-cell office:value-type="float" office:value="386149">
                <text:p>386149</text:p>
              </table:table-cell>
              <table:table-cell office:value-type="float" office:value="768">
                <text:p>768</text:p>
              </table:table-cell>
              <table:table-cell office:value-type="float" office:value="393105">
                <text:p>393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4">
                <text:p>11184</text:p>
              </table:table-cell>
              <table:table-cell office:value-type="float" office:value="360607">
                <text:p>360607</text:p>
              </table:table-cell>
              <table:table-cell office:value-type="float" office:value="47">
                <text:p>47</text:p>
              </table:table-cell>
              <table:table-cell office:value-type="float" office:value="385274">
                <text:p>385274</text:p>
              </table:table-cell>
              <table:table-cell office:value-type="float" office:value="1002">
                <text:p>1002</text:p>
              </table:table-cell>
              <table:table-cell office:value-type="float" office:value="392232">
                <text:p>392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68">
                <text:p>11668</text:p>
              </table:table-cell>
              <table:table-cell office:value-type="float" office:value="359440">
                <text:p>359440</text:p>
              </table:table-cell>
              <table:table-cell office:value-type="float" office:value="56">
                <text:p>56</text:p>
              </table:table-cell>
              <table:table-cell office:value-type="float" office:value="382210">
                <text:p>382210</text:p>
              </table:table-cell>
              <table:table-cell office:value-type="float" office:value="1144">
                <text:p>1144</text:p>
              </table:table-cell>
              <table:table-cell office:value-type="float" office:value="391344">
                <text:p>39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25">
                <text:p>32025</text:p>
              </table:table-cell>
              <table:table-cell office:value-type="float" office:value="359285">
                <text:p>359285</text:p>
              </table:table-cell>
              <table:table-cell office:value-type="float" office:value="70">
                <text:p>70</text:p>
              </table:table-cell>
              <table:table-cell office:value-type="float" office:value="369269">
                <text:p>369269</text:p>
              </table:table-cell>
              <table:table-cell office:value-type="float" office:value="3411">
                <text:p>3411</text:p>
              </table:table-cell>
              <table:table-cell office:value-type="float" office:value="387159">
                <text:p>387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366536">
                <text:p>366536</text:p>
              </table:table-cell>
              <table:table-cell office:value-type="float" office:value="10021">
                <text:p>10021</text:p>
              </table:table-cell>
              <table:table-cell office:value-type="float" office:value="386048">
                <text:p>386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366148">
                <text:p>366148</text:p>
              </table:table-cell>
              <table:table-cell office:value-type="float" office:value="34945">
                <text:p>34945</text:p>
              </table:table-cell>
              <table:table-cell office:value-type="float" office:value="384145">
                <text:p>384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8">
                <text:p>3808</text:p>
              </table:table-cell>
              <table:table-cell office:value-type="float" office:value="364471">
                <text:p>364471</text:p>
              </table:table-cell>
              <table:table-cell office:value-type="float" office:value="68562">
                <text:p>68562</text:p>
              </table:table-cell>
              <table:table-cell office:value-type="float" office:value="383047">
                <text:p>383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8">
                <text:p>4088</text:p>
              </table:table-cell>
              <table:table-cell office:value-type="float" office:value="358527">
                <text:p>35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5">
                <text:p>9065</text:p>
              </table:table-cell>
              <table:table-cell office:value-type="float" office:value="355436">
                <text:p>35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2">
                <text:p>10572</text:p>
              </table:table-cell>
              <table:table-cell office:value-type="float" office:value="352783">
                <text:p>3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85">
                <text:p>28785</text:p>
              </table:table-cell>
              <table:table-cell office:value-type="float" office:value="349420">
                <text:p>349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90">
                <text:p>37790</text:p>
              </table:table-cell>
              <table:table-cell office:value-type="float" office:value="348282">
                <text:p>348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68">
                <text:p>65768</text:p>
              </table:table-cell>
              <table:table-cell office:value-type="float" office:value="346829">
                <text:p>34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555cm" svg:y="0.315cm" chart:style-name="ch2">
          <text:p>Dostrajanie algorytmu - stopień parowania fermonów</text:p>
        </chart:title>
        <chart:subtitle svg:x="7.67cm" svg:y="1.265cm" chart:style-name="ch3">
          <text:p>0.3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4.228cm" svg:y="8.028cm" chart:style-name="ch6">
              <text:p>Wartość funkcji celu [jednostki czasu wykonywania operacji]</text:p>
            </chart:title>
            <chart:categories table:cell-range-address="local-table.$A$2:.$A$18"/>
            <chart:grid chart:style-name="ch7" chart:class="major"/>
          </chart:axis>
          <chart:axis chart:dimension="y" chart:name="primary-y" chart:style-name="ch8">
            <chart:title svg:x="0.451cm" svg:y="7.462cm" chart:style-name="ch9">
              <text:p>Czas działania algorytmu [iteracje]</text:p>
            </chart:title>
            <chart:grid chart:style-name="ch7" chart:class="major"/>
          </chart:axis>
          <chart:series chart:style-name="ch10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11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12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74135">
                <text:p>474135</text:p>
              </table:table-cell>
              <table:table-cell office:value-type="float" office:value="0">
                <text:p>0</text:p>
              </table:table-cell>
              <table:table-cell office:value-type="float" office:value="407311">
                <text:p>407311</text:p>
              </table:table-cell>
              <table:table-cell office:value-type="float" office:value="0">
                <text:p>0</text:p>
              </table:table-cell>
              <table:table-cell office:value-type="float" office:value="450280">
                <text:p>4502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45029">
                <text:p>445029</text:p>
              </table:table-cell>
              <table:table-cell office:value-type="float" office:value="0">
                <text:p>0</text:p>
              </table:table-cell>
              <table:table-cell office:value-type="float" office:value="382077">
                <text:p>382077</text:p>
              </table:table-cell>
              <table:table-cell office:value-type="float" office:value="0">
                <text:p>0</text:p>
              </table:table-cell>
              <table:table-cell office:value-type="float" office:value="435270">
                <text:p>435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35390">
                <text:p>435390</text:p>
              </table:table-cell>
              <table:table-cell office:value-type="float" office:value="191">
                <text:p>191</text:p>
              </table:table-cell>
              <table:table-cell office:value-type="float" office:value="381790">
                <text:p>381790</text:p>
              </table:table-cell>
              <table:table-cell office:value-type="float" office:value="0">
                <text:p>0</text:p>
              </table:table-cell>
              <table:table-cell office:value-type="float" office:value="430708">
                <text:p>430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15531">
                <text:p>415531</text:p>
              </table:table-cell>
              <table:table-cell office:value-type="float" office:value="391">
                <text:p>391</text:p>
              </table:table-cell>
              <table:table-cell office:value-type="float" office:value="380585">
                <text:p>380585</text:p>
              </table:table-cell>
              <table:table-cell office:value-type="float" office:value="2">
                <text:p>2</text:p>
              </table:table-cell>
              <table:table-cell office:value-type="float" office:value="419813">
                <text:p>419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01760">
                <text:p>401760</text:p>
              </table:table-cell>
              <table:table-cell office:value-type="float" office:value="485">
                <text:p>485</text:p>
              </table:table-cell>
              <table:table-cell office:value-type="float" office:value="367704">
                <text:p>367704</text:p>
              </table:table-cell>
              <table:table-cell office:value-type="float" office:value="7">
                <text:p>7</text:p>
              </table:table-cell>
              <table:table-cell office:value-type="float" office:value="419596">
                <text:p>419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01699">
                <text:p>401699</text:p>
              </table:table-cell>
              <table:table-cell office:value-type="float" office:value="2125">
                <text:p>2125</text:p>
              </table:table-cell>
              <table:table-cell office:value-type="float" office:value="362908">
                <text:p>362908</text:p>
              </table:table-cell>
              <table:table-cell office:value-type="float" office:value="12">
                <text:p>12</text:p>
              </table:table-cell>
              <table:table-cell office:value-type="float" office:value="412930">
                <text:p>41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2535">
                <text:p>392535</text:p>
              </table:table-cell>
              <table:table-cell office:value-type="float" office:value="2432">
                <text:p>2432</text:p>
              </table:table-cell>
              <table:table-cell office:value-type="float" office:value="351958">
                <text:p>351958</text:p>
              </table:table-cell>
              <table:table-cell office:value-type="float" office:value="178">
                <text:p>178</text:p>
              </table:table-cell>
              <table:table-cell office:value-type="float" office:value="409956">
                <text:p>409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391925">
                <text:p>391925</text:p>
              </table:table-cell>
              <table:table-cell office:value-type="float" office:value="30302">
                <text:p>30302</text:p>
              </table:table-cell>
              <table:table-cell office:value-type="float" office:value="349989">
                <text:p>349989</text:p>
              </table:table-cell>
              <table:table-cell office:value-type="float" office:value="282">
                <text:p>282</text:p>
              </table:table-cell>
              <table:table-cell office:value-type="float" office:value="406165">
                <text:p>406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391713">
                <text:p>391713</text:p>
              </table:table-cell>
              <table:table-cell office:value-type="float" office:value="63960">
                <text:p>63960</text:p>
              </table:table-cell>
              <table:table-cell office:value-type="float" office:value="347362">
                <text:p>347362</text:p>
              </table:table-cell>
              <table:table-cell office:value-type="float" office:value="535">
                <text:p>535</text:p>
              </table:table-cell>
              <table:table-cell office:value-type="float" office:value="400307">
                <text:p>400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378582">
                <text:p>378582</text:p>
              </table:table-cell>
              <table:table-cell office:value-type="float" office:value="76020">
                <text:p>76020</text:p>
              </table:table-cell>
              <table:table-cell office:value-type="float" office:value="346658">
                <text:p>346658</text:p>
              </table:table-cell>
              <table:table-cell office:value-type="float" office:value="808">
                <text:p>808</text:p>
              </table:table-cell>
              <table:table-cell office:value-type="float" office:value="392721">
                <text:p>392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371768">
                <text:p>37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4">
                <text:p>5824</text:p>
              </table:table-cell>
              <table:table-cell office:value-type="float" office:value="369327">
                <text:p>369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19">
                <text:p>3419</text:p>
              </table:table-cell>
              <table:table-cell office:value-type="float" office:value="368829">
                <text:p>36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3">
                <text:p>8573</text:p>
              </table:table-cell>
              <table:table-cell office:value-type="float" office:value="368408">
                <text:p>36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87">
                <text:p>8587</text:p>
              </table:table-cell>
              <table:table-cell office:value-type="float" office:value="365538">
                <text:p>36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3">
                <text:p>9113</text:p>
              </table:table-cell>
              <table:table-cell office:value-type="float" office:value="364529">
                <text:p>36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159">
                <text:p>24159</text:p>
              </table:table-cell>
              <table:table-cell office:value-type="float" office:value="362875">
                <text:p>36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30">
                <text:p>36030</text:p>
              </table:table-cell>
              <table:table-cell office:value-type="float" office:value="355217">
                <text:p>35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555cm" svg:y="0.315cm" chart:style-name="ch2">
          <text:p>Dostrajanie algorytmu - stopień parowania fermonów</text:p>
        </chart:title>
        <chart:subtitle svg:x="7.67cm" svg:y="1.265cm" chart:style-name="ch3">
          <text:p>0.5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6.139cm" svg:y="8.028cm" chart:style-name="ch6">
              <text:p>Czas trwania algorytmu [iteracje]</text:p>
            </chart:title>
            <chart:categories table:cell-range-address="local-table.$A$2:.$A$24"/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11" chart:values-cell-range-address="local-table.$E$2:.$E$24" chart:label-cell-address="local-table.$E$1" chart:class="chart:scatter">
            <chart:domain table:cell-range-address="local-table.$D$2:.$D$24"/>
            <chart:data-point chart:repeated="23"/>
          </chart:series>
          <chart:series chart:style-name="ch12" chart:values-cell-range-address="local-table.$G$2:.$G$24" chart:label-cell-address="local-table.$G$1" chart:class="chart:scatter">
            <chart:domain table:cell-range-address="local-table.$F$2:.$F$24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9928">
                <text:p>429928</text:p>
              </table:table-cell>
              <table:table-cell office:value-type="float" office:value="0">
                <text:p>0</text:p>
              </table:table-cell>
              <table:table-cell office:value-type="float" office:value="429112">
                <text:p>429112</text:p>
              </table:table-cell>
              <table:table-cell office:value-type="float" office:value="0">
                <text:p>0</text:p>
              </table:table-cell>
              <table:table-cell office:value-type="float" office:value="443284">
                <text:p>4432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2826">
                <text:p>402826</text:p>
              </table:table-cell>
              <table:table-cell office:value-type="float" office:value="0">
                <text:p>0</text:p>
              </table:table-cell>
              <table:table-cell office:value-type="float" office:value="423077">
                <text:p>423077</text:p>
              </table:table-cell>
              <table:table-cell office:value-type="float" office:value="0">
                <text:p>0</text:p>
              </table:table-cell>
              <table:table-cell office:value-type="float" office:value="437037">
                <text:p>4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1513">
                <text:p>401513</text:p>
              </table:table-cell>
              <table:table-cell office:value-type="float" office:value="0">
                <text:p>0</text:p>
              </table:table-cell>
              <table:table-cell office:value-type="float" office:value="414498">
                <text:p>414498</text:p>
              </table:table-cell>
              <table:table-cell office:value-type="float" office:value="3">
                <text:p>3</text:p>
              </table:table-cell>
              <table:table-cell office:value-type="float" office:value="415444">
                <text:p>415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1428">
                <text:p>401428</text:p>
              </table:table-cell>
              <table:table-cell office:value-type="float" office:value="1">
                <text:p>1</text:p>
              </table:table-cell>
              <table:table-cell office:value-type="float" office:value="408799">
                <text:p>408799</text:p>
              </table:table-cell>
              <table:table-cell office:value-type="float" office:value="5">
                <text:p>5</text:p>
              </table:table-cell>
              <table:table-cell office:value-type="float" office:value="412416">
                <text:p>412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93833">
                <text:p>393833</text:p>
              </table:table-cell>
              <table:table-cell office:value-type="float" office:value="3">
                <text:p>3</text:p>
              </table:table-cell>
              <table:table-cell office:value-type="float" office:value="407279">
                <text:p>407279</text:p>
              </table:table-cell>
              <table:table-cell office:value-type="float" office:value="54">
                <text:p>54</text:p>
              </table:table-cell>
              <table:table-cell office:value-type="float" office:value="401065">
                <text:p>401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3923">
                <text:p>383923</text:p>
              </table:table-cell>
              <table:table-cell office:value-type="float" office:value="5">
                <text:p>5</text:p>
              </table:table-cell>
              <table:table-cell office:value-type="float" office:value="390702">
                <text:p>390702</text:p>
              </table:table-cell>
              <table:table-cell office:value-type="float" office:value="200">
                <text:p>200</text:p>
              </table:table-cell>
              <table:table-cell office:value-type="float" office:value="383931">
                <text:p>38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73655">
                <text:p>373655</text:p>
              </table:table-cell>
              <table:table-cell office:value-type="float" office:value="28">
                <text:p>28</text:p>
              </table:table-cell>
              <table:table-cell office:value-type="float" office:value="390277">
                <text:p>390277</text:p>
              </table:table-cell>
              <table:table-cell office:value-type="float" office:value="56336">
                <text:p>56336</text:p>
              </table:table-cell>
              <table:table-cell office:value-type="float" office:value="383729">
                <text:p>383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">
                <text:p>382</text:p>
              </table:table-cell>
              <table:table-cell office:value-type="float" office:value="373010">
                <text:p>373010</text:p>
              </table:table-cell>
              <table:table-cell office:value-type="float" office:value="35">
                <text:p>35</text:p>
              </table:table-cell>
              <table:table-cell office:value-type="float" office:value="381677">
                <text:p>381677</text:p>
              </table:table-cell>
              <table:table-cell office:value-type="float" office:value="68759">
                <text:p>68759</text:p>
              </table:table-cell>
              <table:table-cell office:value-type="float" office:value="382844">
                <text:p>382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0">
                <text:p>1020</text:p>
              </table:table-cell>
              <table:table-cell office:value-type="float" office:value="367636">
                <text:p>367636</text:p>
              </table:table-cell>
              <table:table-cell office:value-type="float" office:value="44">
                <text:p>44</text:p>
              </table:table-cell>
              <table:table-cell office:value-type="float" office:value="379606">
                <text:p>379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4">
                <text:p>1064</text:p>
              </table:table-cell>
              <table:table-cell office:value-type="float" office:value="367055">
                <text:p>367055</text:p>
              </table:table-cell>
              <table:table-cell office:value-type="float" office:value="79">
                <text:p>79</text:p>
              </table:table-cell>
              <table:table-cell office:value-type="float" office:value="377824">
                <text:p>37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1">
                <text:p>5301</text:p>
              </table:table-cell>
              <table:table-cell office:value-type="float" office:value="364518">
                <text:p>364518</text:p>
              </table:table-cell>
              <table:table-cell office:value-type="float" office:value="127">
                <text:p>127</text:p>
              </table:table-cell>
              <table:table-cell office:value-type="float" office:value="376976">
                <text:p>37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8">
                <text:p>15668</text:p>
              </table:table-cell>
              <table:table-cell office:value-type="float" office:value="357818">
                <text:p>357818</text:p>
              </table:table-cell>
              <table:table-cell office:value-type="float" office:value="141">
                <text:p>141</text:p>
              </table:table-cell>
              <table:table-cell office:value-type="float" office:value="373080">
                <text:p>37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733">
                <text:p>67733</text:p>
              </table:table-cell>
              <table:table-cell office:value-type="float" office:value="356799">
                <text:p>356799</text:p>
              </table:table-cell>
              <table:table-cell office:value-type="float" office:value="452">
                <text:p>452</text:p>
              </table:table-cell>
              <table:table-cell office:value-type="float" office:value="369426">
                <text:p>36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363836">
                <text:p>36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359734">
                <text:p>35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359178">
                <text:p>35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2">
                <text:p>2412</text:p>
              </table:table-cell>
              <table:table-cell office:value-type="float" office:value="358225">
                <text:p>35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5">
                <text:p>12125</text:p>
              </table:table-cell>
              <table:table-cell office:value-type="float" office:value="356768">
                <text:p>35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0">
                <text:p>13980</text:p>
              </table:table-cell>
              <table:table-cell office:value-type="float" office:value="355538">
                <text:p>35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05">
                <text:p>23105</text:p>
              </table:table-cell>
              <table:table-cell office:value-type="float" office:value="354826">
                <text:p>35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88">
                <text:p>35088</text:p>
              </table:table-cell>
              <table:table-cell office:value-type="float" office:value="352887">
                <text:p>3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76">
                <text:p>42776</text:p>
              </table:table-cell>
              <table:table-cell office:value-type="float" office:value="349762">
                <text:p>3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20">
                <text:p>75720</text:p>
              </table:table-cell>
              <table:table-cell office:value-type="float" office:value="340124">
                <text:p>34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555cm" svg:y="0.315cm" chart:style-name="ch2">
          <text:p>Dostrajanie algorytmu - stopień parowania fermonów</text:p>
        </chart:title>
        <chart:subtitle svg:x="7.67cm" svg:y="1.265cm" chart:style-name="ch3">
          <text:p>0.7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5.712cm" svg:y="8.028cm" chart:style-name="ch6">
              <text:p>Czas wykonywania algorytmu [iteracje]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series chart:style-name="ch12" chart:values-cell-range-address="local-table.$G$2:.$G$13" chart:label-cell-address="local-table.$G$1" chart:class="chart:scatter">
            <chart:domain table:cell-range-address="local-table.$F$2:.$F$13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17280">
                <text:p>417280</text:p>
              </table:table-cell>
              <table:table-cell office:value-type="float" office:value="0">
                <text:p>0</text:p>
              </table:table-cell>
              <table:table-cell office:value-type="float" office:value="399641">
                <text:p>399641</text:p>
              </table:table-cell>
              <table:table-cell office:value-type="float" office:value="0">
                <text:p>0</text:p>
              </table:table-cell>
              <table:table-cell office:value-type="float" office:value="441385">
                <text:p>4413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4337">
                <text:p>414337</text:p>
              </table:table-cell>
              <table:table-cell office:value-type="float" office:value="4">
                <text:p>4</text:p>
              </table:table-cell>
              <table:table-cell office:value-type="float" office:value="388880">
                <text:p>388880</text:p>
              </table:table-cell>
              <table:table-cell office:value-type="float" office:value="0">
                <text:p>0</text:p>
              </table:table-cell>
              <table:table-cell office:value-type="float" office:value="430666">
                <text:p>43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92423">
                <text:p>392423</text:p>
              </table:table-cell>
              <table:table-cell office:value-type="float" office:value="13">
                <text:p>13</text:p>
              </table:table-cell>
              <table:table-cell office:value-type="float" office:value="386161">
                <text:p>386161</text:p>
              </table:table-cell>
              <table:table-cell office:value-type="float" office:value="0">
                <text:p>0</text:p>
              </table:table-cell>
              <table:table-cell office:value-type="float" office:value="422852">
                <text:p>422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88206">
                <text:p>388206</text:p>
              </table:table-cell>
              <table:table-cell office:value-type="float" office:value="28">
                <text:p>28</text:p>
              </table:table-cell>
              <table:table-cell office:value-type="float" office:value="386116">
                <text:p>386116</text:p>
              </table:table-cell>
              <table:table-cell office:value-type="float" office:value="3">
                <text:p>3</text:p>
              </table:table-cell>
              <table:table-cell office:value-type="float" office:value="422113">
                <text:p>422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87667">
                <text:p>387667</text:p>
              </table:table-cell>
              <table:table-cell office:value-type="float" office:value="63">
                <text:p>63</text:p>
              </table:table-cell>
              <table:table-cell office:value-type="float" office:value="385873">
                <text:p>385873</text:p>
              </table:table-cell>
              <table:table-cell office:value-type="float" office:value="13">
                <text:p>13</text:p>
              </table:table-cell>
              <table:table-cell office:value-type="float" office:value="418074">
                <text:p>418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84547">
                <text:p>384547</text:p>
              </table:table-cell>
              <table:table-cell office:value-type="float" office:value="71">
                <text:p>71</text:p>
              </table:table-cell>
              <table:table-cell office:value-type="float" office:value="385673">
                <text:p>385673</text:p>
              </table:table-cell>
              <table:table-cell office:value-type="float" office:value="51">
                <text:p>51</text:p>
              </table:table-cell>
              <table:table-cell office:value-type="float" office:value="416655">
                <text:p>416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376798">
                <text:p>376798</text:p>
              </table:table-cell>
              <table:table-cell office:value-type="float" office:value="94">
                <text:p>94</text:p>
              </table:table-cell>
              <table:table-cell office:value-type="float" office:value="356053">
                <text:p>356053</text:p>
              </table:table-cell>
              <table:table-cell office:value-type="float" office:value="56">
                <text:p>56</text:p>
              </table:table-cell>
              <table:table-cell office:value-type="float" office:value="412974">
                <text:p>412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64309">
                <text:p>364309</text:p>
              </table:table-cell>
              <table:table-cell office:value-type="float" office:value="121">
                <text:p>121</text:p>
              </table:table-cell>
              <table:table-cell office:value-type="float" office:value="354358">
                <text:p>354358</text:p>
              </table:table-cell>
              <table:table-cell office:value-type="float" office:value="92">
                <text:p>92</text:p>
              </table:table-cell>
              <table:table-cell office:value-type="float" office:value="412610">
                <text:p>412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91">
                <text:p>12991</text:p>
              </table:table-cell>
              <table:table-cell office:value-type="float" office:value="362322">
                <text:p>362322</text:p>
              </table:table-cell>
              <table:table-cell office:value-type="float" office:value="51133">
                <text:p>51133</text:p>
              </table:table-cell>
              <table:table-cell office:value-type="float" office:value="352367">
                <text:p>352367</text:p>
              </table:table-cell>
              <table:table-cell office:value-type="float" office:value="100">
                <text:p>100</text:p>
              </table:table-cell>
              <table:table-cell office:value-type="float" office:value="404205">
                <text:p>404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37">
                <text:p>18737</text:p>
              </table:table-cell>
              <table:table-cell office:value-type="float" office:value="360279">
                <text:p>360279</text:p>
              </table:table-cell>
              <table:table-cell office:value-type="float" office:value="73637">
                <text:p>73637</text:p>
              </table:table-cell>
              <table:table-cell office:value-type="float" office:value="349925">
                <text:p>349925</text:p>
              </table:table-cell>
              <table:table-cell office:value-type="float" office:value="101">
                <text:p>101</text:p>
              </table:table-cell>
              <table:table-cell office:value-type="float" office:value="399651">
                <text:p>399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22">
                <text:p>24822</text:p>
              </table:table-cell>
              <table:table-cell office:value-type="float" office:value="357523">
                <text:p>357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385159">
                <text:p>385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405">
                <text:p>34405</text:p>
              </table:table-cell>
              <table:table-cell office:value-type="float" office:value="356079">
                <text:p>3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">
                <text:p>4769</text:p>
              </table:table-cell>
              <table:table-cell office:value-type="float" office:value="374819">
                <text:p>3748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555cm" svg:y="0.315cm" chart:style-name="ch2">
          <text:p>Dostrajanie algorytmu - stopień parowania fermonów</text:p>
        </chart:title>
        <chart:subtitle svg:x="7.67cm" svg:y="1.265cm" chart:style-name="ch3">
          <text:p>0.9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5.712cm" svg:y="8.028cm" chart:style-name="ch6">
              <text:p>Czas wykonywania algorytmu [iteracje]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1" chart:values-cell-range-address="local-table.$E$2:.$E$16" chart:label-cell-address="local-table.$E$1" chart:class="chart:scatter">
            <chart:domain table:cell-range-address="local-table.$D$2:.$D$16"/>
            <chart:data-point chart:repeated="15"/>
          </chart:series>
          <chart:series chart:style-name="ch12" chart:values-cell-range-address="local-table.$G$2:.$G$16" chart:label-cell-address="local-table.$G$1" chart:class="chart:scatter">
            <chart:domain table:cell-range-address="local-table.$F$2:.$F$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0480">
                <text:p>430480</text:p>
              </table:table-cell>
              <table:table-cell office:value-type="float" office:value="3">
                <text:p>3</text:p>
              </table:table-cell>
              <table:table-cell office:value-type="float" office:value="384690">
                <text:p>384690</text:p>
              </table:table-cell>
              <table:table-cell office:value-type="float" office:value="0">
                <text:p>0</text:p>
              </table:table-cell>
              <table:table-cell office:value-type="float" office:value="439974">
                <text:p>4399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7762">
                <text:p>427762</text:p>
              </table:table-cell>
              <table:table-cell office:value-type="float" office:value="32">
                <text:p>32</text:p>
              </table:table-cell>
              <table:table-cell office:value-type="float" office:value="378385">
                <text:p>378385</text:p>
              </table:table-cell>
              <table:table-cell office:value-type="float" office:value="0">
                <text:p>0</text:p>
              </table:table-cell>
              <table:table-cell office:value-type="float" office:value="439859">
                <text:p>43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1437">
                <text:p>401437</text:p>
              </table:table-cell>
              <table:table-cell office:value-type="float" office:value="62">
                <text:p>62</text:p>
              </table:table-cell>
              <table:table-cell office:value-type="float" office:value="373744">
                <text:p>373744</text:p>
              </table:table-cell>
              <table:table-cell office:value-type="float" office:value="1">
                <text:p>1</text:p>
              </table:table-cell>
              <table:table-cell office:value-type="float" office:value="410637">
                <text:p>410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93252">
                <text:p>393252</text:p>
              </table:table-cell>
              <table:table-cell office:value-type="float" office:value="134">
                <text:p>134</text:p>
              </table:table-cell>
              <table:table-cell office:value-type="float" office:value="371495">
                <text:p>371495</text:p>
              </table:table-cell>
              <table:table-cell office:value-type="float" office:value="12">
                <text:p>12</text:p>
              </table:table-cell>
              <table:table-cell office:value-type="float" office:value="404706">
                <text:p>40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91821">
                <text:p>391821</text:p>
              </table:table-cell>
              <table:table-cell office:value-type="float" office:value="1459">
                <text:p>1459</text:p>
              </table:table-cell>
              <table:table-cell office:value-type="float" office:value="360130">
                <text:p>360130</text:p>
              </table:table-cell>
              <table:table-cell office:value-type="float" office:value="49">
                <text:p>49</text:p>
              </table:table-cell>
              <table:table-cell office:value-type="float" office:value="404600">
                <text:p>404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91220">
                <text:p>391220</text:p>
              </table:table-cell>
              <table:table-cell office:value-type="float" office:value="8009">
                <text:p>8009</text:p>
              </table:table-cell>
              <table:table-cell office:value-type="float" office:value="358625">
                <text:p>358625</text:p>
              </table:table-cell>
              <table:table-cell office:value-type="float" office:value="276">
                <text:p>276</text:p>
              </table:table-cell>
              <table:table-cell office:value-type="float" office:value="398198">
                <text:p>39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82906">
                <text:p>382906</text:p>
              </table:table-cell>
              <table:table-cell office:value-type="float" office:value="13098">
                <text:p>13098</text:p>
              </table:table-cell>
              <table:table-cell office:value-type="float" office:value="358325">
                <text:p>358325</text:p>
              </table:table-cell>
              <table:table-cell office:value-type="float" office:value="414">
                <text:p>414</text:p>
              </table:table-cell>
              <table:table-cell office:value-type="float" office:value="397662">
                <text:p>397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82026">
                <text:p>382026</text:p>
              </table:table-cell>
              <table:table-cell office:value-type="float" office:value="22216">
                <text:p>22216</text:p>
              </table:table-cell>
              <table:table-cell office:value-type="float" office:value="355774">
                <text:p>355774</text:p>
              </table:table-cell>
              <table:table-cell office:value-type="float" office:value="2471">
                <text:p>2471</text:p>
              </table:table-cell>
              <table:table-cell office:value-type="float" office:value="389861">
                <text:p>389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378463">
                <text:p>378463</text:p>
              </table:table-cell>
              <table:table-cell office:value-type="float" office:value="69696">
                <text:p>69696</text:p>
              </table:table-cell>
              <table:table-cell office:value-type="float" office:value="353308">
                <text:p>353308</text:p>
              </table:table-cell>
              <table:table-cell office:value-type="float" office:value="4376">
                <text:p>4376</text:p>
              </table:table-cell>
              <table:table-cell office:value-type="float" office:value="388898">
                <text:p>388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9">
                <text:p>379</text:p>
              </table:table-cell>
              <table:table-cell office:value-type="float" office:value="376976">
                <text:p>37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6">
                <text:p>11376</text:p>
              </table:table-cell>
              <table:table-cell office:value-type="float" office:value="388024">
                <text:p>388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4">
                <text:p>764</text:p>
              </table:table-cell>
              <table:table-cell office:value-type="float" office:value="374642">
                <text:p>37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48">
                <text:p>48148</text:p>
              </table:table-cell>
              <table:table-cell office:value-type="float" office:value="387694">
                <text:p>387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">
                <text:p>1030</text:p>
              </table:table-cell>
              <table:table-cell office:value-type="float" office:value="372977">
                <text:p>37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2">
                <text:p>2002</text:p>
              </table:table-cell>
              <table:table-cell office:value-type="float" office:value="368424">
                <text:p>36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8">
                <text:p>3348</text:p>
              </table:table-cell>
              <table:table-cell office:value-type="float" office:value="357406">
                <text:p>35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93">
                <text:p>53393</text:p>
              </table:table-cell>
              <table:table-cell office:value-type="float" office:value="354986">
                <text:p>35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24cm" svg:y="0.315cm" chart:style-name="ch2">
          <text:p>Dostrajanie algorytmu - zwiększanie poziomu fermonów</text:p>
        </chart:title>
        <chart:subtitle svg:x="7.131cm" svg:y="1.265cm" chart:style-name="ch3">
          <text:p>0.000001</text:p>
        </chart:subtitle>
        <chart:plot-area chart:style-name="ch4" chart:data-source-has-labels="both" svg:x="1.32cm" svg:y="2.127cm" svg:width="14.36cm" svg:height="5.722cm">
          <chartooo:coordinate-region svg:x="2.74cm" svg:y="2.319cm" svg:width="12.354cm" svg:height="4.898cm"/>
          <chart:axis chart:dimension="x" chart:name="primary-x" chart:style-name="ch5" chartooo:axis-type="auto">
            <chart:title svg:x="6.869cm" svg:y="8.028cm" chart:style-name="ch6">
              <text:p>Czas trwania (iteracje)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8.998cm" chart:style-name="ch9">
              <text:p>Wartość funkcji celu (jednostki czasu wykonania operacji)</text:p>
            </chart:title>
            <chart:grid chart:style-name="ch7" chart:class="major"/>
          </chart:axis>
          <chart:series chart:style-name="ch10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1" chart:values-cell-range-address="local-table.$E$2:.$E$16" chart:label-cell-address="local-table.$E$1" chart:class="chart:scatter">
            <chart:domain table:cell-range-address="local-table.$D$2:.$D$16"/>
            <chart:data-point chart:repeated="15"/>
          </chart:series>
          <chart:series chart:style-name="ch12" chart:values-cell-range-address="local-table.$G$2:.$G$16" chart:label-cell-address="local-table.$G$1" chart:class="chart:scatter">
            <chart:domain table:cell-range-address="local-table.$F$2:.$F$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8606">
                <text:p>448606</text:p>
              </table:table-cell>
              <table:table-cell office:value-type="float" office:value="0">
                <text:p>0</text:p>
              </table:table-cell>
              <table:table-cell office:value-type="float" office:value="430924">
                <text:p>430924</text:p>
              </table:table-cell>
              <table:table-cell office:value-type="float" office:value="0">
                <text:p>0</text:p>
              </table:table-cell>
              <table:table-cell office:value-type="float" office:value="445598">
                <text:p>4455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18006">
                <text:p>418006</text:p>
              </table:table-cell>
              <table:table-cell office:value-type="float" office:value="0">
                <text:p>0</text:p>
              </table:table-cell>
              <table:table-cell office:value-type="float" office:value="398190">
                <text:p>398190</text:p>
              </table:table-cell>
              <table:table-cell office:value-type="float" office:value="0">
                <text:p>0</text:p>
              </table:table-cell>
              <table:table-cell office:value-type="float" office:value="432747">
                <text:p>432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5459">
                <text:p>415459</text:p>
              </table:table-cell>
              <table:table-cell office:value-type="float" office:value="1">
                <text:p>1</text:p>
              </table:table-cell>
              <table:table-cell office:value-type="float" office:value="392161">
                <text:p>392161</text:p>
              </table:table-cell>
              <table:table-cell office:value-type="float" office:value="1">
                <text:p>1</text:p>
              </table:table-cell>
              <table:table-cell office:value-type="float" office:value="426705">
                <text:p>42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14567">
                <text:p>414567</text:p>
              </table:table-cell>
              <table:table-cell office:value-type="float" office:value="11">
                <text:p>11</text:p>
              </table:table-cell>
              <table:table-cell office:value-type="float" office:value="386777">
                <text:p>386777</text:p>
              </table:table-cell>
              <table:table-cell office:value-type="float" office:value="5">
                <text:p>5</text:p>
              </table:table-cell>
              <table:table-cell office:value-type="float" office:value="424272">
                <text:p>424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14186">
                <text:p>414186</text:p>
              </table:table-cell>
              <table:table-cell office:value-type="float" office:value="14">
                <text:p>14</text:p>
              </table:table-cell>
              <table:table-cell office:value-type="float" office:value="385789">
                <text:p>385789</text:p>
              </table:table-cell>
              <table:table-cell office:value-type="float" office:value="8">
                <text:p>8</text:p>
              </table:table-cell>
              <table:table-cell office:value-type="float" office:value="424152">
                <text:p>42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06583">
                <text:p>406583</text:p>
              </table:table-cell>
              <table:table-cell office:value-type="float" office:value="17">
                <text:p>17</text:p>
              </table:table-cell>
              <table:table-cell office:value-type="float" office:value="379813">
                <text:p>379813</text:p>
              </table:table-cell>
              <table:table-cell office:value-type="float" office:value="11">
                <text:p>11</text:p>
              </table:table-cell>
              <table:table-cell office:value-type="float" office:value="419686">
                <text:p>419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3135">
                <text:p>403135</text:p>
              </table:table-cell>
              <table:table-cell office:value-type="float" office:value="70">
                <text:p>70</text:p>
              </table:table-cell>
              <table:table-cell office:value-type="float" office:value="370963">
                <text:p>370963</text:p>
              </table:table-cell>
              <table:table-cell office:value-type="float" office:value="27">
                <text:p>27</text:p>
              </table:table-cell>
              <table:table-cell office:value-type="float" office:value="404891">
                <text:p>404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96387">
                <text:p>396387</text:p>
              </table:table-cell>
              <table:table-cell office:value-type="float" office:value="166">
                <text:p>166</text:p>
              </table:table-cell>
              <table:table-cell office:value-type="float" office:value="370489">
                <text:p>370489</text:p>
              </table:table-cell>
              <table:table-cell office:value-type="float" office:value="150">
                <text:p>150</text:p>
              </table:table-cell>
              <table:table-cell office:value-type="float" office:value="403098">
                <text:p>403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81798">
                <text:p>381798</text:p>
              </table:table-cell>
              <table:table-cell office:value-type="float" office:value="258">
                <text:p>258</text:p>
              </table:table-cell>
              <table:table-cell office:value-type="float" office:value="366737">
                <text:p>366737</text:p>
              </table:table-cell>
              <table:table-cell office:value-type="float" office:value="151">
                <text:p>151</text:p>
              </table:table-cell>
              <table:table-cell office:value-type="float" office:value="399338">
                <text:p>3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371388">
                <text:p>371388</text:p>
              </table:table-cell>
              <table:table-cell office:value-type="float" office:value="348">
                <text:p>348</text:p>
              </table:table-cell>
              <table:table-cell office:value-type="float" office:value="362642">
                <text:p>362642</text:p>
              </table:table-cell>
              <table:table-cell office:value-type="float" office:value="657">
                <text:p>657</text:p>
              </table:table-cell>
              <table:table-cell office:value-type="float" office:value="398153">
                <text:p>398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369463">
                <text:p>369463</text:p>
              </table:table-cell>
              <table:table-cell office:value-type="float" office:value="720">
                <text:p>720</text:p>
              </table:table-cell>
              <table:table-cell office:value-type="float" office:value="362515">
                <text:p>362515</text:p>
              </table:table-cell>
              <table:table-cell office:value-type="float" office:value="694">
                <text:p>694</text:p>
              </table:table-cell>
              <table:table-cell office:value-type="float" office:value="387814">
                <text:p>387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2">
                <text:p>1202</text:p>
              </table:table-cell>
              <table:table-cell office:value-type="float" office:value="363661">
                <text:p>363661</text:p>
              </table:table-cell>
              <table:table-cell office:value-type="float" office:value="1053">
                <text:p>1053</text:p>
              </table:table-cell>
              <table:table-cell office:value-type="float" office:value="354928">
                <text:p>354928</text:p>
              </table:table-cell>
              <table:table-cell office:value-type="float" office:value="2278">
                <text:p>2278</text:p>
              </table:table-cell>
              <table:table-cell office:value-type="float" office:value="384854">
                <text:p>384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">
                <text:p>3100</text:p>
              </table:table-cell>
              <table:table-cell office:value-type="float" office:value="354929">
                <text:p>354929</text:p>
              </table:table-cell>
              <table:table-cell office:value-type="float" office:value="7980">
                <text:p>7980</text:p>
              </table:table-cell>
              <table:table-cell office:value-type="float" office:value="350424">
                <text:p>350424</text:p>
              </table:table-cell>
              <table:table-cell office:value-type="float" office:value="10565">
                <text:p>10565</text:p>
              </table:table-cell>
              <table:table-cell office:value-type="float" office:value="384811">
                <text:p>384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31">
                <text:p>23731</text:p>
              </table:table-cell>
              <table:table-cell office:value-type="float" office:value="348620">
                <text:p>348620</text:p>
              </table:table-cell>
              <table:table-cell office:value-type="float" office:value="15076">
                <text:p>15076</text:p>
              </table:table-cell>
              <table:table-cell office:value-type="float" office:value="384369">
                <text:p>384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53">
                <text:p>33853</text:p>
              </table:table-cell>
              <table:table-cell office:value-type="float" office:value="383826">
                <text:p>383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00" chart:maximum="45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24cm" svg:y="0.315cm" chart:style-name="ch2">
          <text:p>Dostrajanie algorytmu - zwiększanie poziomu fermonów</text:p>
        </chart:title>
        <chart:subtitle svg:x="7.232cm" svg:y="1.265cm" chart:style-name="ch3">
          <text:p>0.00001</text:p>
        </chart:subtitle>
        <chart:plot-area chart:style-name="ch4" chart:data-source-has-labels="both" svg:x="1.32cm" svg:y="2.127cm" svg:width="14.36cm" svg:height="5.722cm">
          <chartooo:coordinate-region svg:x="2.74cm" svg:y="2.127cm" svg:width="12.354cm" svg:height="5.09cm"/>
          <chart:axis chart:dimension="x" chart:name="primary-x" chart:style-name="ch5" chartooo:axis-type="auto">
            <chart:title svg:x="5.206cm" svg:y="8.028cm" chart:style-name="ch6">
              <text:p>Wartość funkcji celu [jednotki trwania operacji]</text:p>
            </chart:title>
            <chart:categories table:cell-range-address="local-table.$A$2:.$A$17"/>
          </chart:axis>
          <chart:axis chart:dimension="y" chart:name="primary-y" chart:style-name="ch7">
            <chart:title svg:x="0.451cm" svg:y="7.776cm" chart:style-name="ch8">
              <text:p>Czas wykonywania algorytmu [iteracje]</text:p>
            </chart:title>
            <chart:grid chart:style-name="ch9" chart:class="major"/>
          </chart:axis>
          <chart:series chart:style-name="ch10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11" chart:values-cell-range-address="local-table.$E$2:.$E$17" chart:label-cell-address="local-table.$E$1" chart:class="chart:scatter">
            <chart:domain table:cell-range-address="local-table.$D$2:.$D$17"/>
            <chart:data-point chart:repeated="16"/>
          </chart:series>
          <chart:series chart:style-name="ch12" chart:values-cell-range-address="local-table.$G$2:.$G$17" chart:label-cell-address="local-table.$G$1" chart:class="chart:scatter">
            <chart:domain table:cell-range-address="local-table.$F$2:.$F$17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un 1</text:p>
              </table:table-cell>
              <table:table-cell office:value-type="string">
                <text:p/>
              </table:table-cell>
              <table:table-cell office:value-type="string">
                <text:p>Run 2</text:p>
              </table:table-cell>
              <table:table-cell office:value-type="string">
                <text:p/>
              </table:table-cell>
              <table:table-cell office:value-type="string">
                <text:p>Run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9149">
                <text:p>429149</text:p>
              </table:table-cell>
              <table:table-cell office:value-type="float" office:value="0">
                <text:p>0</text:p>
              </table:table-cell>
              <table:table-cell office:value-type="float" office:value="436818">
                <text:p>436818</text:p>
              </table:table-cell>
              <table:table-cell office:value-type="float" office:value="0">
                <text:p>0</text:p>
              </table:table-cell>
              <table:table-cell office:value-type="float" office:value="464386">
                <text:p>464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2945">
                <text:p>422945</text:p>
              </table:table-cell>
              <table:table-cell office:value-type="float" office:value="0">
                <text:p>0</text:p>
              </table:table-cell>
              <table:table-cell office:value-type="float" office:value="394593">
                <text:p>394593</text:p>
              </table:table-cell>
              <table:table-cell office:value-type="float" office:value="0">
                <text:p>0</text:p>
              </table:table-cell>
              <table:table-cell office:value-type="float" office:value="435434">
                <text:p>435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3194">
                <text:p>413194</text:p>
              </table:table-cell>
              <table:table-cell office:value-type="float" office:value="2">
                <text:p>2</text:p>
              </table:table-cell>
              <table:table-cell office:value-type="float" office:value="387998">
                <text:p>387998</text:p>
              </table:table-cell>
              <table:table-cell office:value-type="float" office:value="0">
                <text:p>0</text:p>
              </table:table-cell>
              <table:table-cell office:value-type="float" office:value="428267">
                <text:p>428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09991">
                <text:p>409991</text:p>
              </table:table-cell>
              <table:table-cell office:value-type="float" office:value="8">
                <text:p>8</text:p>
              </table:table-cell>
              <table:table-cell office:value-type="float" office:value="377486">
                <text:p>377486</text:p>
              </table:table-cell>
              <table:table-cell office:value-type="float" office:value="3">
                <text:p>3</text:p>
              </table:table-cell>
              <table:table-cell office:value-type="float" office:value="425671">
                <text:p>425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94006">
                <text:p>394006</text:p>
              </table:table-cell>
              <table:table-cell office:value-type="float" office:value="53">
                <text:p>53</text:p>
              </table:table-cell>
              <table:table-cell office:value-type="float" office:value="373913">
                <text:p>373913</text:p>
              </table:table-cell>
              <table:table-cell office:value-type="float" office:value="7">
                <text:p>7</text:p>
              </table:table-cell>
              <table:table-cell office:value-type="float" office:value="418560">
                <text:p>418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90243">
                <text:p>390243</text:p>
              </table:table-cell>
              <table:table-cell office:value-type="float" office:value="342">
                <text:p>342</text:p>
              </table:table-cell>
              <table:table-cell office:value-type="float" office:value="366450">
                <text:p>366450</text:p>
              </table:table-cell>
              <table:table-cell office:value-type="float" office:value="31">
                <text:p>31</text:p>
              </table:table-cell>
              <table:table-cell office:value-type="float" office:value="414584">
                <text:p>414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87822">
                <text:p>387822</text:p>
              </table:table-cell>
              <table:table-cell office:value-type="float" office:value="666">
                <text:p>666</text:p>
              </table:table-cell>
              <table:table-cell office:value-type="float" office:value="363339">
                <text:p>363339</text:p>
              </table:table-cell>
              <table:table-cell office:value-type="float" office:value="31">
                <text:p>31</text:p>
              </table:table-cell>
              <table:table-cell office:value-type="float" office:value="407993">
                <text:p>407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387521">
                <text:p>387521</text:p>
              </table:table-cell>
              <table:table-cell office:value-type="float" office:value="5693">
                <text:p>5693</text:p>
              </table:table-cell>
              <table:table-cell office:value-type="float" office:value="354298">
                <text:p>354298</text:p>
              </table:table-cell>
              <table:table-cell office:value-type="float" office:value="134">
                <text:p>134</text:p>
              </table:table-cell>
              <table:table-cell office:value-type="float" office:value="404111">
                <text:p>404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381815">
                <text:p>381815</text:p>
              </table:table-cell>
              <table:table-cell office:value-type="float" office:value="18091">
                <text:p>18091</text:p>
              </table:table-cell>
              <table:table-cell office:value-type="float" office:value="353207">
                <text:p>353207</text:p>
              </table:table-cell>
              <table:table-cell office:value-type="float" office:value="185">
                <text:p>185</text:p>
              </table:table-cell>
              <table:table-cell office:value-type="float" office:value="403750">
                <text:p>403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  <table:table-cell office:value-type="float" office:value="377334">
                <text:p>377334</text:p>
              </table:table-cell>
              <table:table-cell office:value-type="float" office:value="23630">
                <text:p>23630</text:p>
              </table:table-cell>
              <table:table-cell office:value-type="float" office:value="349664">
                <text:p>349664</text:p>
              </table:table-cell>
              <table:table-cell office:value-type="float" office:value="656">
                <text:p>656</text:p>
              </table:table-cell>
              <table:table-cell office:value-type="float" office:value="397074">
                <text:p>39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4">
                <text:p>984</text:p>
              </table:table-cell>
              <table:table-cell office:value-type="float" office:value="364483">
                <text:p>364483</text:p>
              </table:table-cell>
              <table:table-cell office:value-type="float" office:value="33350">
                <text:p>33350</text:p>
              </table:table-cell>
              <table:table-cell office:value-type="float" office:value="347139">
                <text:p>347139</text:p>
              </table:table-cell>
              <table:table-cell office:value-type="float" office:value="1732">
                <text:p>1732</text:p>
              </table:table-cell>
              <table:table-cell office:value-type="float" office:value="389846">
                <text:p>389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6">
                <text:p>2496</text:p>
              </table:table-cell>
              <table:table-cell office:value-type="float" office:value="360510">
                <text:p>360510</text:p>
              </table:table-cell>
              <table:table-cell office:value-type="float" office:value="34691">
                <text:p>34691</text:p>
              </table:table-cell>
              <table:table-cell office:value-type="float" office:value="346770">
                <text:p>346770</text:p>
              </table:table-cell>
              <table:table-cell office:value-type="float" office:value="3901">
                <text:p>3901</text:p>
              </table:table-cell>
              <table:table-cell office:value-type="float" office:value="385344">
                <text:p>385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0">
                <text:p>4340</text:p>
              </table:table-cell>
              <table:table-cell office:value-type="float" office:value="356986">
                <text:p>35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">
                <text:p>5900</text:p>
              </table:table-cell>
              <table:table-cell office:value-type="float" office:value="382963">
                <text:p>38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17">
                <text:p>23217</text:p>
              </table:table-cell>
              <table:table-cell office:value-type="float" office:value="353792">
                <text:p>35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1cm" svg:height="9.343cm" xlink:href="." xlink:type="simple" chart:class="chart:scatter" chart:style-name="ch1">
        <chart:title svg:x="2.546cm" svg:y="0.322cm" chart:style-name="ch2">
          <text:p>Dostrajanie algorytmu - zwiększanie poziomu fermonów</text:p>
        </chart:title>
        <chart:subtitle svg:x="7.65cm" svg:y="1.279cm" chart:style-name="ch3">
          <text:p>0.0001</text:p>
        </chart:subtitle>
        <chart:plot-area chart:style-name="ch4" chart:data-source-has-labels="both" svg:x="1.333cm" svg:y="2.148cm" svg:width="14.945cm" svg:height="6.038cm">
          <chartooo:coordinate-region svg:x="2.753cm" svg:y="2.34cm" svg:width="12.939cm" svg:height="5.214cm"/>
          <chart:axis chart:dimension="x" chart:name="primary-x" chart:style-name="ch5" chartooo:axis-type="auto">
            <chart:title svg:x="6.017cm" svg:y="8.372cm" chart:style-name="ch6">
              <text:p>Czas wykonywania algorytmu [iteracje]</text:p>
            </chart:title>
            <chart:categories table:cell-range-address="local-table.$A$2:.$A$16"/>
            <chart:grid chart:style-name="ch7" chart:class="major"/>
          </chart:axis>
          <chart:axis chart:dimension="y" chart:name="primary-y" chart:style-name="ch8">
            <chart:title svg:x="0.451cm" svg:y="9.001cm" chart:style-name="ch9">
              <text:p>Wartość funkcji celu [jednostki czasu trwania operacji]</text:p>
            </chart:title>
            <chart:grid chart:style-name="ch7" chart:class="major"/>
          </chart:axis>
          <chart:series chart:style-name="ch10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series chart:style-name="ch11" chart:values-cell-range-address="local-table.$E$2:.$E$16" chart:label-cell-address="local-table.$E$1" chart:class="chart:scatter">
            <chart:domain table:cell-range-address="local-table.$D$2:.$D$16"/>
            <chart:data-point chart:repeated="15"/>
          </chart:series>
          <chart:series chart:style-name="ch12" chart:values-cell-range-address="local-table.$G$2:.$G$16" chart:label-cell-address="local-table.$G$1" chart:class="chart:scatter">
            <chart:domain table:cell-range-address="local-table.$F$2:.$F$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44304">
                <text:p>444304</text:p>
              </table:table-cell>
              <table:table-cell office:value-type="float" office:value="0">
                <text:p>0</text:p>
              </table:table-cell>
              <table:table-cell office:value-type="float" office:value="457638">
                <text:p>457638</text:p>
              </table:table-cell>
              <table:table-cell office:value-type="float" office:value="0">
                <text:p>0</text:p>
              </table:table-cell>
              <table:table-cell office:value-type="float" office:value="452508">
                <text:p>452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33382">
                <text:p>433382</text:p>
              </table:table-cell>
              <table:table-cell office:value-type="float" office:value="0">
                <text:p>0</text:p>
              </table:table-cell>
              <table:table-cell office:value-type="float" office:value="396127">
                <text:p>396127</text:p>
              </table:table-cell>
              <table:table-cell office:value-type="float" office:value="0">
                <text:p>0</text:p>
              </table:table-cell>
              <table:table-cell office:value-type="float" office:value="429311">
                <text:p>429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523">
                <text:p>423523</text:p>
              </table:table-cell>
              <table:table-cell office:value-type="float" office:value="0">
                <text:p>0</text:p>
              </table:table-cell>
              <table:table-cell office:value-type="float" office:value="386325">
                <text:p>386325</text:p>
              </table:table-cell>
              <table:table-cell office:value-type="float" office:value="2">
                <text:p>2</text:p>
              </table:table-cell>
              <table:table-cell office:value-type="float" office:value="424079">
                <text:p>424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2048">
                <text:p>422048</text:p>
              </table:table-cell>
              <table:table-cell office:value-type="float" office:value="5">
                <text:p>5</text:p>
              </table:table-cell>
              <table:table-cell office:value-type="float" office:value="378890">
                <text:p>378890</text:p>
              </table:table-cell>
              <table:table-cell office:value-type="float" office:value="4">
                <text:p>4</text:p>
              </table:table-cell>
              <table:table-cell office:value-type="float" office:value="413461">
                <text:p>41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12253">
                <text:p>412253</text:p>
              </table:table-cell>
              <table:table-cell office:value-type="float" office:value="24">
                <text:p>24</text:p>
              </table:table-cell>
              <table:table-cell office:value-type="float" office:value="373914">
                <text:p>373914</text:p>
              </table:table-cell>
              <table:table-cell office:value-type="float" office:value="35">
                <text:p>35</text:p>
              </table:table-cell>
              <table:table-cell office:value-type="float" office:value="407304">
                <text:p>407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11484">
                <text:p>411484</text:p>
              </table:table-cell>
              <table:table-cell office:value-type="float" office:value="983">
                <text:p>983</text:p>
              </table:table-cell>
              <table:table-cell office:value-type="float" office:value="373751">
                <text:p>373751</text:p>
              </table:table-cell>
              <table:table-cell office:value-type="float" office:value="80">
                <text:p>80</text:p>
              </table:table-cell>
              <table:table-cell office:value-type="float" office:value="403062">
                <text:p>403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09650">
                <text:p>409650</text:p>
              </table:table-cell>
              <table:table-cell office:value-type="float" office:value="1375">
                <text:p>1375</text:p>
              </table:table-cell>
              <table:table-cell office:value-type="float" office:value="369416">
                <text:p>369416</text:p>
              </table:table-cell>
              <table:table-cell office:value-type="float" office:value="172">
                <text:p>172</text:p>
              </table:table-cell>
              <table:table-cell office:value-type="float" office:value="398932">
                <text:p>39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89682">
                <text:p>389682</text:p>
              </table:table-cell>
              <table:table-cell office:value-type="float" office:value="2659">
                <text:p>2659</text:p>
              </table:table-cell>
              <table:table-cell office:value-type="float" office:value="362485">
                <text:p>362485</text:p>
              </table:table-cell>
              <table:table-cell office:value-type="float" office:value="902">
                <text:p>902</text:p>
              </table:table-cell>
              <table:table-cell office:value-type="float" office:value="395656">
                <text:p>395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4649">
                <text:p>384649</text:p>
              </table:table-cell>
              <table:table-cell office:value-type="float" office:value="3484">
                <text:p>3484</text:p>
              </table:table-cell>
              <table:table-cell office:value-type="float" office:value="353442">
                <text:p>353442</text:p>
              </table:table-cell>
              <table:table-cell office:value-type="float" office:value="2953">
                <text:p>2953</text:p>
              </table:table-cell>
              <table:table-cell office:value-type="float" office:value="394730">
                <text:p>3947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375589">
                <text:p>375589</text:p>
              </table:table-cell>
              <table:table-cell office:value-type="float" office:value="20984">
                <text:p>20984</text:p>
              </table:table-cell>
              <table:table-cell office:value-type="float" office:value="353101">
                <text:p>353101</text:p>
              </table:table-cell>
              <table:table-cell office:value-type="float" office:value="4878">
                <text:p>4878</text:p>
              </table:table-cell>
              <table:table-cell office:value-type="float" office:value="393825">
                <text:p>393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370259">
                <text:p>37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5">
                <text:p>6625</text:p>
              </table:table-cell>
              <table:table-cell office:value-type="float" office:value="390988">
                <text:p>39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1">
                <text:p>1321</text:p>
              </table:table-cell>
              <table:table-cell office:value-type="float" office:value="368870">
                <text:p>368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8">
                <text:p>1558</text:p>
              </table:table-cell>
              <table:table-cell office:value-type="float" office:value="368678">
                <text:p>36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80">
                <text:p>8080</text:p>
              </table:table-cell>
              <table:table-cell office:value-type="float" office:value="365148">
                <text:p>36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81">
                <text:p>8481</text:p>
              </table:table-cell>
              <table:table-cell office:value-type="float" office:value="364137">
                <text:p>36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1cm" svg:height="10.694cm" xlink:href="." xlink:type="simple" chart:class="chart:scatter" chart:style-name="ch1">
        <chart:title svg:x="3.746cm" svg:y="0.349cm" chart:style-name="ch2">
          <text:p>Dostrajanie algorytmu - zwiększanie poziomu fermonów</text:p>
        </chart:title>
        <chart:subtitle svg:x="8.951cm" svg:y="1.333cm" chart:style-name="ch3">
          <text:p>0.001</text:p>
        </chart:subtitle>
        <chart:plot-area chart:style-name="ch4" chart:data-source-has-labels="both" svg:x="1.381cm" svg:y="2.229cm" svg:width="17.249cm" svg:height="7.281cm">
          <chartooo:coordinate-region svg:x="2.801cm" svg:y="2.421cm" svg:width="15.344cm" svg:height="6.457cm"/>
          <chart:axis chart:dimension="x" chart:name="primary-x" chart:style-name="ch5" chartooo:axis-type="auto">
            <chart:title svg:x="7.644cm" svg:y="9.723cm" chart:style-name="ch6">
              <text:p>Czas trwania algorytmu [iteracje]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451cm" svg:y="10.141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2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34206">
                <text:p>434206</text:p>
              </table:table-cell>
              <table:table-cell office:value-type="float" office:value="0">
                <text:p>0</text:p>
              </table:table-cell>
              <table:table-cell office:value-type="float" office:value="426586">
                <text:p>426586</text:p>
              </table:table-cell>
              <table:table-cell office:value-type="float" office:value="42">
                <text:p>42</text:p>
              </table:table-cell>
              <table:table-cell office:value-type="float" office:value="410217">
                <text:p>4102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8443">
                <text:p>408443</text:p>
              </table:table-cell>
              <table:table-cell office:value-type="float" office:value="0">
                <text:p>0</text:p>
              </table:table-cell>
              <table:table-cell office:value-type="float" office:value="401892">
                <text:p>401892</text:p>
              </table:table-cell>
              <table:table-cell office:value-type="float" office:value="236">
                <text:p>236</text:p>
              </table:table-cell>
              <table:table-cell office:value-type="float" office:value="404374">
                <text:p>404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7486">
                <text:p>407486</text:p>
              </table:table-cell>
              <table:table-cell office:value-type="float" office:value="3">
                <text:p>3</text:p>
              </table:table-cell>
              <table:table-cell office:value-type="float" office:value="401201">
                <text:p>401201</text:p>
              </table:table-cell>
              <table:table-cell office:value-type="float" office:value="498">
                <text:p>498</text:p>
              </table:table-cell>
              <table:table-cell office:value-type="float" office:value="403368">
                <text:p>403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01428">
                <text:p>401428</text:p>
              </table:table-cell>
              <table:table-cell office:value-type="float" office:value="45">
                <text:p>45</text:p>
              </table:table-cell>
              <table:table-cell office:value-type="float" office:value="398868">
                <text:p>398868</text:p>
              </table:table-cell>
              <table:table-cell office:value-type="float" office:value="851">
                <text:p>851</text:p>
              </table:table-cell>
              <table:table-cell office:value-type="float" office:value="399287">
                <text:p>39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96331">
                <text:p>396331</text:p>
              </table:table-cell>
              <table:table-cell office:value-type="float" office:value="97">
                <text:p>97</text:p>
              </table:table-cell>
              <table:table-cell office:value-type="float" office:value="398204">
                <text:p>398204</text:p>
              </table:table-cell>
              <table:table-cell office:value-type="float" office:value="2460">
                <text:p>2460</text:p>
              </table:table-cell>
              <table:table-cell office:value-type="float" office:value="388289">
                <text:p>38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388985">
                <text:p>388985</text:p>
              </table:table-cell>
              <table:table-cell office:value-type="float" office:value="341">
                <text:p>341</text:p>
              </table:table-cell>
              <table:table-cell office:value-type="float" office:value="387915">
                <text:p>387915</text:p>
              </table:table-cell>
              <table:table-cell office:value-type="float" office:value="4418">
                <text:p>4418</text:p>
              </table:table-cell>
              <table:table-cell office:value-type="float" office:value="384556">
                <text:p>38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381443">
                <text:p>381443</text:p>
              </table:table-cell>
              <table:table-cell office:value-type="float" office:value="389">
                <text:p>389</text:p>
              </table:table-cell>
              <table:table-cell office:value-type="float" office:value="384404">
                <text:p>38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">
                <text:p>939</text:p>
              </table:table-cell>
              <table:table-cell office:value-type="float" office:value="377911">
                <text:p>377911</text:p>
              </table:table-cell>
              <table:table-cell office:value-type="float" office:value="1550">
                <text:p>1550</text:p>
              </table:table-cell>
              <table:table-cell office:value-type="float" office:value="370563">
                <text:p>37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9">
                <text:p>1879</text:p>
              </table:table-cell>
              <table:table-cell office:value-type="float" office:value="367037">
                <text:p>367037</text:p>
              </table:table-cell>
              <table:table-cell office:value-type="float" office:value="7864">
                <text:p>7864</text:p>
              </table:table-cell>
              <table:table-cell office:value-type="float" office:value="359700">
                <text:p>359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6">
                <text:p>5196</text:p>
              </table:table-cell>
              <table:table-cell office:value-type="float" office:value="361324">
                <text:p>36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2.24cm" svg:y="0.315cm" chart:style-name="ch2">
          <text:p>Dostrajanie algorytmu - zwiększanie poziomu fermonów</text:p>
        </chart:title>
        <chart:subtitle svg:x="7.558cm" svg:y="1.265cm" chart:style-name="ch3">
          <text:p>0.01</text:p>
        </chart:subtitle>
        <chart:plot-area chart:style-name="ch4" chart:data-source-has-labels="both" svg:x="1.32cm" svg:y="2.127cm" svg:width="14.36cm" svg:height="5.722cm">
          <chartooo:coordinate-region svg:x="2.74cm" svg:y="2.319cm" svg:width="12.556cm" svg:height="4.898cm"/>
          <chart:axis chart:dimension="x" chart:name="primary-x" chart:style-name="ch5" chartooo:axis-type="auto">
            <chart:title svg:x="6.139cm" svg:y="8.028cm" chart:style-name="ch6">
              <text:p>Czas trwania algorytmu [iteracje]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02474">
                <text:p>402474</text:p>
              </table:table-cell>
              <table:table-cell office:value-type="float" office:value="0">
                <text:p>0</text:p>
              </table:table-cell>
              <table:table-cell office:value-type="float" office:value="390480">
                <text:p>390480</text:p>
              </table:table-cell>
              <table:table-cell office:value-type="float" office:value="0">
                <text:p>0</text:p>
              </table:table-cell>
              <table:table-cell office:value-type="float" office:value="449939">
                <text:p>4499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6217">
                <text:p>396217</text:p>
              </table:table-cell>
              <table:table-cell office:value-type="float" office:value="60">
                <text:p>60</text:p>
              </table:table-cell>
              <table:table-cell office:value-type="float" office:value="384777">
                <text:p>384777</text:p>
              </table:table-cell>
              <table:table-cell office:value-type="float" office:value="0">
                <text:p>0</text:p>
              </table:table-cell>
              <table:table-cell office:value-type="float" office:value="441303">
                <text:p>441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380682">
                <text:p>380682</text:p>
              </table:table-cell>
              <table:table-cell office:value-type="float" office:value="588">
                <text:p>588</text:p>
              </table:table-cell>
              <table:table-cell office:value-type="float" office:value="383086">
                <text:p>383086</text:p>
              </table:table-cell>
              <table:table-cell office:value-type="float" office:value="2">
                <text:p>2</text:p>
              </table:table-cell>
              <table:table-cell office:value-type="float" office:value="432201">
                <text:p>432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  <table:table-cell office:value-type="float" office:value="373165">
                <text:p>37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10883">
                <text:p>4108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79cm" svg:height="10.544cm" xlink:href="." xlink:type="simple" chart:class="chart:scatter" chart:style-name="ch1">
        <chart:title svg:x="0.847cm" svg:y="0.346cm" chart:style-name="ch2">
          <text:p>Strojenie algorytmu dobór liczby iteracji, po których nastąpi reset macierzy fermonów</text:p>
        </chart:title>
        <chart:subtitle svg:x="9.042cm" svg:y="1.327cm" chart:style-name="ch3">
          <text:p>1000</text:p>
        </chart:subtitle>
        <chart:plot-area chart:style-name="ch4" chart:data-source-has-labels="both" svg:x="1.382cm" svg:y="2.22cm" svg:width="17.316cm" svg:height="7.143cm">
          <chartooo:coordinate-region svg:x="2.802cm" svg:y="2.412cm" svg:width="15.31cm" svg:height="6.319cm"/>
          <chart:axis chart:dimension="x" chart:name="primary-x" chart:style-name="ch5" chartooo:axis-type="auto">
            <chart:title svg:x="7.252cm" svg:y="9.573cm" chart:style-name="ch6">
              <text:p>Czas wykonywania algorytmu [iteracje]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451cm" svg:y="10.153cm" chart:style-name="ch9">
              <text:p>Wa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series chart:style-name="ch12" chart:values-cell-range-address="local-table.$G$2:.$G$13" chart:label-cell-address="local-table.$G$1" chart:class="chart:scatter">
            <chart:domain table:cell-range-address="local-table.$F$2:.$F$13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3405">
                <text:p>423405</text:p>
              </table:table-cell>
              <table:table-cell office:value-type="float" office:value="3">
                <text:p>3</text:p>
              </table:table-cell>
              <table:table-cell office:value-type="float" office:value="381069">
                <text:p>381069</text:p>
              </table:table-cell>
              <table:table-cell office:value-type="float" office:value="2">
                <text:p>2</text:p>
              </table:table-cell>
              <table:table-cell office:value-type="float" office:value="397098">
                <text:p>3970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9499">
                <text:p>419499</text:p>
              </table:table-cell>
              <table:table-cell office:value-type="float" office:value="9">
                <text:p>9</text:p>
              </table:table-cell>
              <table:table-cell office:value-type="float" office:value="371061">
                <text:p>371061</text:p>
              </table:table-cell>
              <table:table-cell office:value-type="float" office:value="599">
                <text:p>599</text:p>
              </table:table-cell>
              <table:table-cell office:value-type="float" office:value="388635">
                <text:p>388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89158">
                <text:p>389158</text:p>
              </table:table-cell>
              <table:table-cell office:value-type="float" office:value="65">
                <text:p>65</text:p>
              </table:table-cell>
              <table:table-cell office:value-type="float" office:value="371032">
                <text:p>371032</text:p>
              </table:table-cell>
              <table:table-cell office:value-type="float" office:value="2549">
                <text:p>2549</text:p>
              </table:table-cell>
              <table:table-cell office:value-type="float" office:value="387164">
                <text:p>387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85941">
                <text:p>385941</text:p>
              </table:table-cell>
              <table:table-cell office:value-type="float" office:value="423">
                <text:p>423</text:p>
              </table:table-cell>
              <table:table-cell office:value-type="float" office:value="369527">
                <text:p>369527</text:p>
              </table:table-cell>
              <table:table-cell office:value-type="float" office:value="2582">
                <text:p>2582</text:p>
              </table:table-cell>
              <table:table-cell office:value-type="float" office:value="384409">
                <text:p>384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385051">
                <text:p>385051</text:p>
              </table:table-cell>
              <table:table-cell office:value-type="float" office:value="476">
                <text:p>476</text:p>
              </table:table-cell>
              <table:table-cell office:value-type="float" office:value="369309">
                <text:p>369309</text:p>
              </table:table-cell>
              <table:table-cell office:value-type="float" office:value="6493">
                <text:p>6493</text:p>
              </table:table-cell>
              <table:table-cell office:value-type="float" office:value="383471">
                <text:p>383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">
                <text:p>264</text:p>
              </table:table-cell>
              <table:table-cell office:value-type="float" office:value="381482">
                <text:p>381482</text:p>
              </table:table-cell>
              <table:table-cell office:value-type="float" office:value="613">
                <text:p>613</text:p>
              </table:table-cell>
              <table:table-cell office:value-type="float" office:value="368843">
                <text:p>36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364286">
                <text:p>364286</text:p>
              </table:table-cell>
              <table:table-cell office:value-type="float" office:value="773">
                <text:p>773</text:p>
              </table:table-cell>
              <table:table-cell office:value-type="float" office:value="358659">
                <text:p>35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  <table:table-cell office:value-type="float" office:value="362451">
                <text:p>362451</text:p>
              </table:table-cell>
              <table:table-cell office:value-type="float" office:value="894">
                <text:p>894</text:p>
              </table:table-cell>
              <table:table-cell office:value-type="float" office:value="356146">
                <text:p>35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4">
                <text:p>7124</text:p>
              </table:table-cell>
              <table:table-cell office:value-type="float" office:value="358709">
                <text:p>358709</text:p>
              </table:table-cell>
              <table:table-cell office:value-type="float" office:value="3065">
                <text:p>3065</text:p>
              </table:table-cell>
              <table:table-cell office:value-type="float" office:value="345752">
                <text:p>34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43">
                <text:p>24443</text:p>
              </table:table-cell>
              <table:table-cell office:value-type="float" office:value="353319">
                <text:p>353319</text:p>
              </table:table-cell>
              <table:table-cell office:value-type="float" office:value="22795">
                <text:p>22795</text:p>
              </table:table-cell>
              <table:table-cell office:value-type="float" office:value="344674">
                <text:p>34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03">
                <text:p>37603</text:p>
              </table:table-cell>
              <table:table-cell office:value-type="float" office:value="352540">
                <text:p>35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469">
                <text:p>68469</text:p>
              </table:table-cell>
              <table:table-cell office:value-type="float" office:value="350038">
                <text:p>35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95cm" svg:height="10.403cm" xlink:href="." xlink:type="simple" chart:class="chart:scatter" chart:style-name="ch1">
        <chart:title svg:x="0.555cm" svg:y="0.344cm" chart:style-name="ch2">
          <text:p>Strojenie algorytmu dobór liczby iteracji, po których nastąpi reset macierzy fermonów</text:p>
        </chart:title>
        <chart:subtitle svg:x="8.75cm" svg:y="1.323cm" chart:style-name="ch3">
          <text:p>5000</text:p>
        </chart:subtitle>
        <chart:plot-area chart:style-name="ch4" chart:data-source-has-labels="both" svg:x="1.37cm" svg:y="2.214cm" svg:width="16.756cm" svg:height="7.981cm">
          <chartooo:coordinate-region svg:x="2.79cm" svg:y="2.406cm" svg:width="14.75cm" svg:height="7.157cm"/>
          <chart:axis chart:dimension="x" chart:name="primary-x" chart:style-name="ch5" chartooo:axis-type="auto"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10.026cm" chart:style-name="ch8">
              <text:p>Wartość funkcji celu [jednostki czasy trwania operacji]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8964">
                <text:p>468964</text:p>
              </table:table-cell>
              <table:table-cell office:value-type="float" office:value="0">
                <text:p>0</text:p>
              </table:table-cell>
              <table:table-cell office:value-type="float" office:value="395227">
                <text:p>395227</text:p>
              </table:table-cell>
              <table:table-cell office:value-type="float" office:value="0">
                <text:p>0</text:p>
              </table:table-cell>
              <table:table-cell office:value-type="float" office:value="457550">
                <text:p>4575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1494">
                <text:p>451494</text:p>
              </table:table-cell>
              <table:table-cell office:value-type="float" office:value="4">
                <text:p>4</text:p>
              </table:table-cell>
              <table:table-cell office:value-type="float" office:value="375891">
                <text:p>375891</text:p>
              </table:table-cell>
              <table:table-cell office:value-type="float" office:value="0">
                <text:p>0</text:p>
              </table:table-cell>
              <table:table-cell office:value-type="float" office:value="452650">
                <text:p>452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8986">
                <text:p>428986</text:p>
              </table:table-cell>
              <table:table-cell office:value-type="float" office:value="49">
                <text:p>49</text:p>
              </table:table-cell>
              <table:table-cell office:value-type="float" office:value="369056">
                <text:p>369056</text:p>
              </table:table-cell>
              <table:table-cell office:value-type="float" office:value="0">
                <text:p>0</text:p>
              </table:table-cell>
              <table:table-cell office:value-type="float" office:value="445002">
                <text:p>44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99968">
                <text:p>399968</text:p>
              </table:table-cell>
              <table:table-cell office:value-type="float" office:value="369">
                <text:p>369</text:p>
              </table:table-cell>
              <table:table-cell office:value-type="float" office:value="368040">
                <text:p>368040</text:p>
              </table:table-cell>
              <table:table-cell office:value-type="float" office:value="1">
                <text:p>1</text:p>
              </table:table-cell>
              <table:table-cell office:value-type="float" office:value="441839">
                <text:p>441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94948">
                <text:p>394948</text:p>
              </table:table-cell>
              <table:table-cell office:value-type="float" office:value="566">
                <text:p>566</text:p>
              </table:table-cell>
              <table:table-cell office:value-type="float" office:value="363192">
                <text:p>363192</text:p>
              </table:table-cell>
              <table:table-cell office:value-type="float" office:value="1">
                <text:p>1</text:p>
              </table:table-cell>
              <table:table-cell office:value-type="float" office:value="434842">
                <text:p>434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8858">
                <text:p>388858</text:p>
              </table:table-cell>
              <table:table-cell office:value-type="float" office:value="1363">
                <text:p>1363</text:p>
              </table:table-cell>
              <table:table-cell office:value-type="float" office:value="361717">
                <text:p>361717</text:p>
              </table:table-cell>
              <table:table-cell office:value-type="float" office:value="1">
                <text:p>1</text:p>
              </table:table-cell>
              <table:table-cell office:value-type="float" office:value="422861">
                <text:p>422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86246">
                <text:p>386246</text:p>
              </table:table-cell>
              <table:table-cell office:value-type="float" office:value="1497">
                <text:p>1497</text:p>
              </table:table-cell>
              <table:table-cell office:value-type="float" office:value="361169">
                <text:p>361169</text:p>
              </table:table-cell>
              <table:table-cell office:value-type="float" office:value="12">
                <text:p>12</text:p>
              </table:table-cell>
              <table:table-cell office:value-type="float" office:value="422420">
                <text:p>422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70719">
                <text:p>370719</text:p>
              </table:table-cell>
              <table:table-cell office:value-type="float" office:value="1750">
                <text:p>1750</text:p>
              </table:table-cell>
              <table:table-cell office:value-type="float" office:value="359719">
                <text:p>359719</text:p>
              </table:table-cell>
              <table:table-cell office:value-type="float" office:value="16">
                <text:p>16</text:p>
              </table:table-cell>
              <table:table-cell office:value-type="float" office:value="414495">
                <text:p>414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5">
                <text:p>945</text:p>
              </table:table-cell>
              <table:table-cell office:value-type="float" office:value="370569">
                <text:p>370569</text:p>
              </table:table-cell>
              <table:table-cell office:value-type="float" office:value="6420">
                <text:p>6420</text:p>
              </table:table-cell>
              <table:table-cell office:value-type="float" office:value="357244">
                <text:p>357244</text:p>
              </table:table-cell>
              <table:table-cell office:value-type="float" office:value="25">
                <text:p>25</text:p>
              </table:table-cell>
              <table:table-cell office:value-type="float" office:value="410526">
                <text:p>41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3">
                <text:p>963</text:p>
              </table:table-cell>
              <table:table-cell office:value-type="float" office:value="369229">
                <text:p>369229</text:p>
              </table:table-cell>
              <table:table-cell office:value-type="float" office:value="12754">
                <text:p>12754</text:p>
              </table:table-cell>
              <table:table-cell office:value-type="float" office:value="356833">
                <text:p>356833</text:p>
              </table:table-cell>
              <table:table-cell office:value-type="float" office:value="43">
                <text:p>43</text:p>
              </table:table-cell>
              <table:table-cell office:value-type="float" office:value="406609">
                <text:p>406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2">
                <text:p>1892</text:p>
              </table:table-cell>
              <table:table-cell office:value-type="float" office:value="366041">
                <text:p>366041</text:p>
              </table:table-cell>
              <table:table-cell office:value-type="float" office:value="19579">
                <text:p>19579</text:p>
              </table:table-cell>
              <table:table-cell office:value-type="float" office:value="352577">
                <text:p>352577</text:p>
              </table:table-cell>
              <table:table-cell office:value-type="float" office:value="55">
                <text:p>55</text:p>
              </table:table-cell>
              <table:table-cell office:value-type="float" office:value="401552">
                <text:p>401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8">
                <text:p>1958</text:p>
              </table:table-cell>
              <table:table-cell office:value-type="float" office:value="361681">
                <text:p>361681</text:p>
              </table:table-cell>
              <table:table-cell office:value-type="float" office:value="45809">
                <text:p>45809</text:p>
              </table:table-cell>
              <table:table-cell office:value-type="float" office:value="349123">
                <text:p>349123</text:p>
              </table:table-cell>
              <table:table-cell office:value-type="float" office:value="467">
                <text:p>467</text:p>
              </table:table-cell>
              <table:table-cell office:value-type="float" office:value="399901">
                <text:p>399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3">
                <text:p>5323</text:p>
              </table:table-cell>
              <table:table-cell office:value-type="float" office:value="358171">
                <text:p>358171</text:p>
              </table:table-cell>
              <table:table-cell office:value-type="float" office:value="58226">
                <text:p>58226</text:p>
              </table:table-cell>
              <table:table-cell office:value-type="float" office:value="348848">
                <text:p>348848</text:p>
              </table:table-cell>
              <table:table-cell office:value-type="float" office:value="547">
                <text:p>547</text:p>
              </table:table-cell>
              <table:table-cell office:value-type="float" office:value="398117">
                <text:p>398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72">
                <text:p>21172</text:p>
              </table:table-cell>
              <table:table-cell office:value-type="float" office:value="356907">
                <text:p>35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397762">
                <text:p>397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51">
                <text:p>29851</text:p>
              </table:table-cell>
              <table:table-cell office:value-type="float" office:value="340643">
                <text:p>34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393813">
                <text:p>393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391564">
                <text:p>391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385765">
                <text:p>385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0">
                <text:p>9860</text:p>
              </table:table-cell>
              <table:table-cell office:value-type="float" office:value="384074">
                <text:p>384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47">
                <text:p>14147</text:p>
              </table:table-cell>
              <table:table-cell office:value-type="float" office:value="383792">
                <text:p>383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84">
                <text:p>45984</text:p>
              </table:table-cell>
              <table:table-cell office:value-type="float" office:value="380662">
                <text:p>380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95">
                <text:p>68195</text:p>
              </table:table-cell>
              <table:table-cell office:value-type="float" office:value="379464">
                <text:p>3794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93cm" svg:height="11.302cm" xlink:href="." xlink:type="simple" chart:class="chart:scatter" chart:style-name="ch1">
        <chart:title svg:x="0.196cm" svg:y="0.362cm" chart:style-name="ch2">
          <text:p>Strojenie algorytmu dobór liczby iteracji, po których następuje reset wartości macierzy fermonów</text:p>
        </chart:title>
        <chart:subtitle svg:x="9.448cm" svg:y="1.359cm" chart:style-name="ch3">
          <text:p>10000</text:p>
        </chart:subtitle>
        <chart:plot-area chart:style-name="ch4" chart:data-source-has-labels="both" svg:x="1.402cm" svg:y="2.268cm" svg:width="18.29cm" svg:height="7.837cm">
          <chartooo:coordinate-region svg:x="2.822cm" svg:y="2.46cm" svg:width="16.284cm" svg:height="7.013cm"/>
          <chart:axis chart:dimension="x" chart:name="primary-x" chart:style-name="ch5" chartooo:axis-type="auto">
            <chart:title svg:x="7.759cm" svg:y="10.331cm" chart:style-name="ch6">
              <text:p>Czas wykonywania algorytmu [iteracje]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451cm" svg:y="10.458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E$2:.$E$13" chart:label-cell-address="local-table.$E$1" chart:class="chart:scatter">
            <chart:domain table:cell-range-address="local-table.$D$2:.$D$13"/>
            <chart:data-point chart:repeated="12"/>
          </chart:series>
          <chart:series chart:style-name="ch12" chart:values-cell-range-address="local-table.$G$2:.$G$13" chart:label-cell-address="local-table.$G$1" chart:class="chart:scatter">
            <chart:domain table:cell-range-address="local-table.$F$2:.$F$13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8004">
                <text:p>388004</text:p>
              </table:table-cell>
              <table:table-cell office:value-type="float" office:value="7">
                <text:p>7</text:p>
              </table:table-cell>
              <table:table-cell office:value-type="float" office:value="372102">
                <text:p>372102</text:p>
              </table:table-cell>
              <table:table-cell office:value-type="float" office:value="0">
                <text:p>0</text:p>
              </table:table-cell>
              <table:table-cell office:value-type="float" office:value="434600">
                <text:p>434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81837">
                <text:p>381837</text:p>
              </table:table-cell>
              <table:table-cell office:value-type="float" office:value="144">
                <text:p>144</text:p>
              </table:table-cell>
              <table:table-cell office:value-type="float" office:value="368798">
                <text:p>368798</text:p>
              </table:table-cell>
              <table:table-cell office:value-type="float" office:value="0">
                <text:p>0</text:p>
              </table:table-cell>
              <table:table-cell office:value-type="float" office:value="433967">
                <text:p>43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  <table:table-cell office:value-type="float" office:value="372468">
                <text:p>372468</text:p>
              </table:table-cell>
              <table:table-cell office:value-type="float" office:value="212">
                <text:p>212</text:p>
              </table:table-cell>
              <table:table-cell office:value-type="float" office:value="368115">
                <text:p>368115</text:p>
              </table:table-cell>
              <table:table-cell office:value-type="float" office:value="1">
                <text:p>1</text:p>
              </table:table-cell>
              <table:table-cell office:value-type="float" office:value="433060">
                <text:p>4330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">
                <text:p>553</text:p>
              </table:table-cell>
              <table:table-cell office:value-type="float" office:value="370479">
                <text:p>370479</text:p>
              </table:table-cell>
              <table:table-cell office:value-type="float" office:value="1634">
                <text:p>1634</text:p>
              </table:table-cell>
              <table:table-cell office:value-type="float" office:value="367473">
                <text:p>367473</text:p>
              </table:table-cell>
              <table:table-cell office:value-type="float" office:value="1">
                <text:p>1</text:p>
              </table:table-cell>
              <table:table-cell office:value-type="float" office:value="421303">
                <text:p>421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364287">
                <text:p>364287</text:p>
              </table:table-cell>
              <table:table-cell office:value-type="float" office:value="2135">
                <text:p>2135</text:p>
              </table:table-cell>
              <table:table-cell office:value-type="float" office:value="361793">
                <text:p>361793</text:p>
              </table:table-cell>
              <table:table-cell office:value-type="float" office:value="2">
                <text:p>2</text:p>
              </table:table-cell>
              <table:table-cell office:value-type="float" office:value="409693">
                <text:p>40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5">
                <text:p>1775</text:p>
              </table:table-cell>
              <table:table-cell office:value-type="float" office:value="359815">
                <text:p>359815</text:p>
              </table:table-cell>
              <table:table-cell office:value-type="float" office:value="4004">
                <text:p>4004</text:p>
              </table:table-cell>
              <table:table-cell office:value-type="float" office:value="359498">
                <text:p>359498</text:p>
              </table:table-cell>
              <table:table-cell office:value-type="float" office:value="10">
                <text:p>10</text:p>
              </table:table-cell>
              <table:table-cell office:value-type="float" office:value="403760">
                <text:p>403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9">
                <text:p>2299</text:p>
              </table:table-cell>
              <table:table-cell office:value-type="float" office:value="359765">
                <text:p>359765</text:p>
              </table:table-cell>
              <table:table-cell office:value-type="float" office:value="5928">
                <text:p>5928</text:p>
              </table:table-cell>
              <table:table-cell office:value-type="float" office:value="356646">
                <text:p>356646</text:p>
              </table:table-cell>
              <table:table-cell office:value-type="float" office:value="63">
                <text:p>63</text:p>
              </table:table-cell>
              <table:table-cell office:value-type="float" office:value="399822">
                <text:p>399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77">
                <text:p>13477</text:p>
              </table:table-cell>
              <table:table-cell office:value-type="float" office:value="359367">
                <text:p>359367</text:p>
              </table:table-cell>
              <table:table-cell office:value-type="float" office:value="14665">
                <text:p>14665</text:p>
              </table:table-cell>
              <table:table-cell office:value-type="float" office:value="354539">
                <text:p>354539</text:p>
              </table:table-cell>
              <table:table-cell office:value-type="float" office:value="469">
                <text:p>469</text:p>
              </table:table-cell>
              <table:table-cell office:value-type="float" office:value="398640">
                <text:p>398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58">
                <text:p>18758</text:p>
              </table:table-cell>
              <table:table-cell office:value-type="float" office:value="356456">
                <text:p>356456</text:p>
              </table:table-cell>
              <table:table-cell office:value-type="float" office:value="27630">
                <text:p>27630</text:p>
              </table:table-cell>
              <table:table-cell office:value-type="float" office:value="353760">
                <text:p>353760</text:p>
              </table:table-cell>
              <table:table-cell office:value-type="float" office:value="607">
                <text:p>607</text:p>
              </table:table-cell>
              <table:table-cell office:value-type="float" office:value="391956">
                <text:p>391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07">
                <text:p>36607</text:p>
              </table:table-cell>
              <table:table-cell office:value-type="float" office:value="355981">
                <text:p>355981</text:p>
              </table:table-cell>
              <table:table-cell office:value-type="float" office:value="47891">
                <text:p>47891</text:p>
              </table:table-cell>
              <table:table-cell office:value-type="float" office:value="351826">
                <text:p>351826</text:p>
              </table:table-cell>
              <table:table-cell office:value-type="float" office:value="1231">
                <text:p>1231</text:p>
              </table:table-cell>
              <table:table-cell office:value-type="float" office:value="383358">
                <text:p>383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233">
                <text:p>61233</text:p>
              </table:table-cell>
              <table:table-cell office:value-type="float" office:value="353366">
                <text:p>353366</text:p>
              </table:table-cell>
              <table:table-cell office:value-type="float" office:value="58399">
                <text:p>58399</text:p>
              </table:table-cell>
              <table:table-cell office:value-type="float" office:value="345271">
                <text:p>34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72">
                <text:p>70772</text:p>
              </table:table-cell>
              <table:table-cell office:value-type="float" office:value="344939">
                <text:p>34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